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2110000020ED8DD7F827465A8A4.png" manifest:media-type="image/png"/>
  <manifest:file-entry manifest:full-path="Pictures/100002010000014800000062BD5539B568D801C5.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Ubuntu" svg:font-family="Ubuntu"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 svg:font-family="F"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 svg:font-family="Wingdings" style:font-family-generic="system" style:font-pitch="variable"/>
  </office:font-face-decls>
  <office:automatic-styles>
    <style:style style:name="Table1" style:family="table">
      <style:table-properties style:width="6.6931in" fo:margin-left="0in" fo:margin-top="0in" fo:margin-bottom="0in" table:align="left" style:writing-mode="lr-tb"/>
    </style:style>
    <style:style style:name="Table1.A" style:family="table-column">
      <style:table-column-properties style:column-width="1.8097in"/>
    </style:style>
    <style:style style:name="Table1.B" style:family="table-column">
      <style:table-column-properties style:column-width="4.8833in"/>
    </style:style>
    <style:style style:name="Table1.1" style:family="table-row">
      <style:table-row-properties fo:keep-together="auto"/>
    </style:style>
    <style:style style:name="Table1.A1" style:family="table-cell">
      <style:table-cell-properties fo:background-color="#ffffff" fo:padding="0.0382in" fo:border-left="0.05pt solid #000000" fo:border-right="none" fo:border-top="0.05pt solid #000000" fo:border-bottom="none">
        <style:background-image/>
      </style:table-cell-properties>
    </style:style>
    <style:style style:name="Table1.B1" style:family="table-cell">
      <style:table-cell-properties fo:background-color="#ffffff" fo:padding="0.0382in" fo:border-left="none" fo:border-right="0.05pt solid #000000" fo:border-top="0.05pt solid #000000" fo:border-bottom="none">
        <style:background-image/>
      </style:table-cell-properties>
    </style:style>
    <style:style style:name="Table1.A2" style:family="table-cell">
      <style:table-cell-properties fo:background-color="#ffffff" fo:padding="0.0382in" fo:border-left="0.05pt solid #000000" fo:border-right="none" fo:border-top="none" fo:border-bottom="none">
        <style:background-image/>
      </style:table-cell-properties>
    </style:style>
    <style:style style:name="Table1.B2" style:family="table-cell">
      <style:table-cell-properties fo:background-color="#ffffff" fo:padding="0.0382in" fo:border-left="none" fo:border-right="0.05pt solid #000000" fo:border-top="none" fo:border-bottom="none">
        <style:background-image/>
      </style:table-cell-properties>
    </style:style>
    <style:style style:name="Table1.A6" style:family="table-cell">
      <style:table-cell-properties fo:background-color="#ffffff" fo:padding="0.0382in" fo:border-left="0.05pt solid #000000" fo:border-right="none" fo:border-top="none" fo:border-bottom="0.05pt solid #000000">
        <style:background-image/>
      </style:table-cell-properties>
    </style:style>
    <style:style style:name="Table1.B6" style:family="table-cell">
      <style:table-cell-properties fo:background-color="#ffffff" fo:padding="0.0382in" fo:border-left="none" fo:border-right="0.05pt solid #000000" fo:border-top="none" fo:border-bottom="0.05pt solid #000000">
        <style:background-image/>
      </style:table-cell-properties>
    </style:style>
    <style:style style:name="P1"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style:text-underline-style="none" fo:font-weight="normal" officeooo:rsid="0052279c" officeooo:paragraph-rsid="0050a370" style:font-size-asian="10.5pt" style:font-weight-asian="normal" style:font-size-complex="10.5pt" style:font-weight-complex="normal" fo:hyphenate="false" fo:hyphenation-remain-char-count="2" fo:hyphenation-push-char-count="2"/>
    </style:style>
    <style:style style:name="P2"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35ea3" officeooo:paragraph-rsid="00335ea3" style:font-size-asian="10.5pt" style:font-weight-asian="normal" style:font-size-complex="10.5pt" style:font-weight-complex="normal" fo:hyphenate="false" fo:hyphenation-remain-char-count="2" fo:hyphenation-push-char-count="2"/>
    </style:style>
    <style:style style:name="P3"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d1d99" officeooo:paragraph-rsid="003d1d99" style:font-size-asian="10.5pt" style:font-weight-asian="normal" style:font-size-complex="10.5pt" style:font-weight-complex="normal" fo:hyphenate="false" fo:hyphenation-remain-char-count="2" fo:hyphenation-push-char-count="2"/>
    </style:style>
    <style:style style:name="P4"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19648" officeooo:paragraph-rsid="00419648" style:font-size-asian="10.5pt" style:font-weight-asian="normal" style:font-size-complex="10.5pt" style:font-weight-complex="normal" fo:hyphenate="false" fo:hyphenation-remain-char-count="2" fo:hyphenation-push-char-count="2"/>
    </style:style>
    <style:style style:name="P5"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e0a16" officeooo:paragraph-rsid="004e0a16" style:font-size-asian="10.5pt" style:font-weight-asian="normal" style:font-size-complex="10.5pt" style:font-weight-complex="normal" fo:hyphenate="false" fo:hyphenation-remain-char-count="2" fo:hyphenation-push-char-count="2"/>
    </style:style>
    <style:style style:name="P6"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fe31b" officeooo:paragraph-rsid="004fe31b" style:font-size-asian="10.5pt" style:font-weight-asian="normal" style:font-size-complex="10.5pt" style:font-weight-complex="normal" fo:hyphenate="false" fo:hyphenation-remain-char-count="2" fo:hyphenation-push-char-count="2"/>
    </style:style>
    <style:style style:name="P7"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9pt" fo:font-weight="normal" officeooo:rsid="004fe31b" officeooo:paragraph-rsid="004fe31b" style:font-size-asian="9pt" style:font-weight-asian="normal" style:font-size-complex="9pt" style:font-weight-complex="normal" fo:hyphenate="false" fo:hyphenation-remain-char-count="2" fo:hyphenation-push-char-count="2"/>
    </style:style>
    <style:style style:name="P8"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9pt" fo:font-weight="normal" officeooo:rsid="004e0a16" officeooo:paragraph-rsid="004e0a16" style:font-size-asian="9pt" style:font-weight-asian="normal" style:font-size-complex="9pt" style:font-weight-complex="normal" fo:hyphenate="false" fo:hyphenation-remain-char-count="2" fo:hyphenation-push-char-count="2"/>
    </style:style>
    <style:style style:name="P9"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9pt" fo:font-weight="normal" officeooo:rsid="00419648" officeooo:paragraph-rsid="00419648" style:font-size-asian="9pt" style:font-weight-asian="normal" style:font-size-complex="9pt" style:font-weight-complex="normal" fo:hyphenate="false" fo:hyphenation-remain-char-count="2" fo:hyphenation-push-char-count="2"/>
    </style:style>
    <style:style style:name="P10"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style:text-underline-style="none" fo:font-weight="normal" officeooo:rsid="0050a370" officeooo:paragraph-rsid="0050a370" style:font-size-asian="10.5pt" style:font-weight-asian="normal" style:font-size-complex="10.5pt" style:font-weight-complex="normal" fo:hyphenate="false" fo:hyphenation-remain-char-count="2" fo:hyphenation-push-char-count="2"/>
    </style:style>
    <style:style style:name="P11"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35ea3" officeooo:paragraph-rsid="0050a370" style:font-size-asian="10.5pt" style:font-weight-asian="normal" style:font-size-complex="10.5pt" style:font-weight-complex="normal" fo:hyphenate="false" fo:hyphenation-remain-char-count="2" fo:hyphenation-push-char-count="2"/>
    </style:style>
    <style:style style:name="P12" style:family="paragraph" style:parent-style-name="Standard">
      <style:paragraph-properties fo:margin-left="0.4917in" fo:margin-right="0in" fo:text-align="start" style:justify-single-word="false" fo:text-indent="-0.4917in" style:auto-text-indent="false"/>
      <style:text-properties fo:font-size="10.5pt" style:font-size-asian="10.5pt" style:font-size-complex="10.5pt"/>
    </style:style>
    <style:style style:name="P13" style:family="paragraph" style:parent-style-name="Standard">
      <style:paragraph-properties fo:margin-left="0.4917in" fo:margin-right="0in" fo:text-align="start" style:justify-single-word="false" fo:text-indent="-0.4917in" style:auto-text-indent="false"/>
      <style:text-properties fo:font-size="10.5pt" fo:font-weight="normal" officeooo:rsid="001adde8" officeooo:paragraph-rsid="001adde8" style:font-size-asian="10.5pt" style:font-weight-asian="normal" style:font-size-complex="10.5pt" style:font-weight-complex="normal"/>
    </style:style>
    <style:style style:name="P14" style:family="paragraph" style:parent-style-name="Standard" style:master-page-name="">
      <loext:graphic-properties draw:fill="none"/>
      <style:paragraph-properties fo:margin-left="0in" fo:margin-right="0in" fo:text-align="justify" style:justify-single-word="false" fo:orphans="2" fo:widows="2" fo:hyphenation-ladder-count="no-limit" fo:text-indent="0in" style:auto-text-indent="false" style:page-number="auto" fo:background-color="transparent" style:vertical-align="baseline" style:writing-mode="lr-tb">
        <style:tab-stops>
          <style:tab-stop style:position="-0.4374in"/>
        </style:tab-stops>
      </style:paragraph-properties>
      <style:text-properties fo:font-size="10.5pt" fo:font-weight="normal" officeooo:paragraph-rsid="001adde8" style:font-size-asian="10.5pt" style:font-weight-asian="normal" style:font-size-complex="10.5pt" style:font-weight-complex="normal" fo:hyphenate="false" fo:hyphenation-remain-char-count="2" fo:hyphenation-push-char-count="2"/>
    </style:style>
    <style:style style:name="P15"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34576" officeooo:paragraph-rsid="00334576" style:font-size-asian="10.5pt" style:font-weight-asian="normal" style:font-size-complex="10.5pt" style:font-weight-complex="normal" fo:hyphenate="false" fo:hyphenation-remain-char-count="2" fo:hyphenation-push-char-count="2"/>
    </style:style>
    <style:style style:name="P16"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5a3a7" officeooo:paragraph-rsid="0035a3a7" style:font-size-asian="10.5pt" style:font-weight-asian="normal" style:font-size-complex="10.5pt" style:font-weight-complex="normal" fo:hyphenate="false" fo:hyphenation-remain-char-count="2" fo:hyphenation-push-char-count="2"/>
    </style:style>
    <style:style style:name="P17"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733af" officeooo:paragraph-rsid="003733af" style:font-size-asian="10.5pt" style:font-weight-asian="normal" style:font-size-complex="10.5pt" style:font-weight-complex="normal" fo:hyphenate="false" fo:hyphenation-remain-char-count="2" fo:hyphenation-push-char-count="2"/>
    </style:style>
    <style:style style:name="P18" style:family="paragraph" style:parent-style-name="Standard" style:list-style-name="L1">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921c7" officeooo:paragraph-rsid="003921c7" style:font-size-asian="10.5pt" style:font-weight-asian="normal" style:font-size-complex="10.5pt" style:font-weight-complex="normal" fo:hyphenate="false" fo:hyphenation-remain-char-count="2" fo:hyphenation-push-char-count="2"/>
    </style:style>
    <style:style style:name="P19"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921c7" officeooo:paragraph-rsid="003921c7" style:font-size-asian="10.5pt" style:font-weight-asian="normal" style:font-size-complex="10.5pt" style:font-weight-complex="normal" fo:hyphenate="false" fo:hyphenation-remain-char-count="2" fo:hyphenation-push-char-count="2"/>
    </style:style>
    <style:style style:name="P20"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921c7" officeooo:paragraph-rsid="003921c7" style:font-size-asian="10.5pt" style:font-weight-asian="normal" style:font-size-complex="10.5pt" style:font-weight-complex="normal" fo:hyphenate="false" fo:hyphenation-remain-char-count="2" fo:hyphenation-push-char-count="2"/>
    </style:style>
    <style:style style:name="P21"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bold" officeooo:rsid="003a0d21" officeooo:paragraph-rsid="003a0d21" style:font-size-asian="10.5pt" style:font-weight-asian="bold" style:font-size-complex="10.5pt" style:font-weight-complex="bold" fo:hyphenate="false" fo:hyphenation-remain-char-count="2" fo:hyphenation-push-char-count="2"/>
    </style:style>
    <style:style style:name="P22"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a0d21" officeooo:paragraph-rsid="003a0d21" style:font-size-asian="10.5pt" style:font-weight-asian="normal" style:font-size-complex="10.5pt" style:font-weight-complex="normal" fo:hyphenate="false" fo:hyphenation-remain-char-count="2" fo:hyphenation-push-char-count="2"/>
    </style:style>
    <style:style style:name="P23" style:family="paragraph" style:parent-style-name="Standard" style:list-style-name="L2">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bold" officeooo:rsid="003a0d21" officeooo:paragraph-rsid="003a0d21" style:font-size-asian="10.5pt" style:font-weight-asian="bold" style:font-size-complex="10.5pt" style:font-weight-complex="bold" fo:hyphenate="false" fo:hyphenation-remain-char-count="2" fo:hyphenation-push-char-count="2"/>
    </style:style>
    <style:style style:name="P24"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a4abb" officeooo:paragraph-rsid="003a4abb" style:font-size-asian="10.5pt" style:font-weight-asian="normal" style:font-size-complex="10.5pt" style:font-weight-complex="normal" fo:hyphenate="false" fo:hyphenation-remain-char-count="2" fo:hyphenation-push-char-count="2"/>
    </style:style>
    <style:style style:name="P25"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a4abb" officeooo:paragraph-rsid="003a4abb" style:font-size-asian="10.5pt" style:font-weight-asian="normal" style:font-size-complex="10.5pt" style:font-weight-complex="normal" fo:hyphenate="false" fo:hyphenation-remain-char-count="2" fo:hyphenation-push-char-count="2"/>
    </style:style>
    <style:style style:name="P26"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a50df" officeooo:paragraph-rsid="003a50df" style:font-size-asian="10.5pt" style:font-weight-asian="normal" style:font-size-complex="10.5pt" style:font-weight-complex="normal" fo:hyphenate="false" fo:hyphenation-remain-char-count="2" fo:hyphenation-push-char-count="2"/>
    </style:style>
    <style:style style:name="P27"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a50df" officeooo:paragraph-rsid="003a50df" style:font-size-asian="10.5pt" style:font-weight-asian="normal" style:font-size-complex="10.5pt" style:font-weight-complex="normal" fo:hyphenate="false" fo:hyphenation-remain-char-count="2" fo:hyphenation-push-char-count="2"/>
    </style:style>
    <style:style style:name="P28" style:family="paragraph" style:parent-style-name="Standard" style:list-style-name="L3">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bold" officeooo:rsid="003a50df" officeooo:paragraph-rsid="003a50df" style:font-size-asian="10.5pt" style:font-weight-asian="bold" style:font-size-complex="10.5pt" style:font-weight-complex="bold" fo:hyphenate="false" fo:hyphenation-remain-char-count="2" fo:hyphenation-push-char-count="2"/>
    </style:style>
    <style:style style:name="P29" style:family="paragraph" style:parent-style-name="Standard" style:list-style-name="L4">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b8079" officeooo:paragraph-rsid="003b8079" style:font-size-asian="10.5pt" style:font-weight-asian="normal" style:font-size-complex="10.5pt" style:font-weight-complex="normal" fo:hyphenate="false" fo:hyphenation-remain-char-count="2" fo:hyphenation-push-char-count="2"/>
    </style:style>
    <style:style style:name="P30"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b8079" officeooo:paragraph-rsid="003b8079" style:font-size-asian="10.5pt" style:font-weight-asian="normal" style:font-size-complex="10.5pt" style:font-weight-complex="normal" fo:hyphenate="false" fo:hyphenation-remain-char-count="2" fo:hyphenation-push-char-count="2"/>
    </style:style>
    <style:style style:name="P31"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b8079" officeooo:paragraph-rsid="003b8079" style:font-size-asian="10.5pt" style:font-weight-asian="normal" style:font-size-complex="10.5pt" style:font-weight-complex="normal" fo:hyphenate="false" fo:hyphenation-remain-char-count="2" fo:hyphenation-push-char-count="2"/>
    </style:style>
    <style:style style:name="P32" style:family="paragraph" style:parent-style-name="Standard" style:list-style-name="L5">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d1d99" officeooo:paragraph-rsid="003d1d99" style:font-size-asian="10.5pt" style:font-weight-asian="normal" style:font-size-complex="10.5pt" style:font-weight-complex="normal" fo:hyphenate="false" fo:hyphenation-remain-char-count="2" fo:hyphenation-push-char-count="2"/>
    </style:style>
    <style:style style:name="P33"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d1d99" officeooo:paragraph-rsid="003d1d99" style:font-size-asian="10.5pt" style:font-weight-asian="normal" style:font-size-complex="10.5pt" style:font-weight-complex="normal" fo:hyphenate="false" fo:hyphenation-remain-char-count="2" fo:hyphenation-push-char-count="2"/>
    </style:style>
    <style:style style:name="P34"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bold" officeooo:rsid="003a0d21" officeooo:paragraph-rsid="003a0d21" style:font-size-asian="10.5pt" style:font-weight-asian="bold" style:font-size-complex="10.5pt" style:font-weight-complex="bold" fo:hyphenate="false" fo:hyphenation-remain-char-count="2" fo:hyphenation-push-char-count="2"/>
    </style:style>
    <style:style style:name="P35" style:family="paragraph" style:parent-style-name="Standard" style:list-style-name="L6">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27bd9" officeooo:paragraph-rsid="00427bd9" style:font-size-asian="10.5pt" style:font-weight-asian="normal" style:font-size-complex="10.5pt" style:font-weight-complex="normal" fo:hyphenate="false" fo:hyphenation-remain-char-count="2" fo:hyphenation-push-char-count="2"/>
    </style:style>
    <style:style style:name="P36"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416be" officeooo:paragraph-rsid="004416be" style:font-size-asian="10.5pt" style:font-weight-asian="normal" style:font-size-complex="10.5pt" style:font-weight-complex="normal" fo:hyphenate="false" fo:hyphenation-remain-char-count="2" fo:hyphenation-push-char-count="2"/>
    </style:style>
    <style:style style:name="P37"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8e0ab" officeooo:paragraph-rsid="0048e0ab" style:font-size-asian="10.5pt" style:font-weight-asian="normal" style:font-size-complex="10.5pt" style:font-weight-complex="normal" fo:hyphenate="false" fo:hyphenation-remain-char-count="2" fo:hyphenation-push-char-count="2"/>
    </style:style>
    <style:style style:name="P38"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27bd9" officeooo:paragraph-rsid="00427bd9" style:font-size-asian="10.5pt" style:font-weight-asian="normal" style:font-size-complex="10.5pt" style:font-weight-complex="normal" fo:hyphenate="false" fo:hyphenation-remain-char-count="2" fo:hyphenation-push-char-count="2"/>
    </style:style>
    <style:style style:name="P39"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27bd9" officeooo:paragraph-rsid="00427bd9" style:font-size-asian="10.5pt" style:font-weight-asian="normal" style:font-size-complex="10.5pt" style:font-weight-complex="normal" fo:hyphenate="false" fo:hyphenation-remain-char-count="2" fo:hyphenation-push-char-count="2"/>
    </style:style>
    <style:style style:name="P40"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a9cad" officeooo:paragraph-rsid="004a9cad" style:font-size-asian="10.5pt" style:font-weight-asian="normal" style:font-size-complex="10.5pt" style:font-weight-complex="normal" fo:hyphenate="false" fo:hyphenation-remain-char-count="2" fo:hyphenation-push-char-count="2"/>
    </style:style>
    <style:style style:name="P41"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416be" officeooo:paragraph-rsid="00427bd9" style:font-size-asian="10.5pt" style:font-weight-asian="normal" style:font-size-complex="10.5pt" style:font-weight-complex="normal" fo:hyphenate="false" fo:hyphenation-remain-char-count="2" fo:hyphenation-push-char-count="2"/>
    </style:style>
    <style:style style:name="P42"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416be" officeooo:paragraph-rsid="004416be" style:font-size-asian="10.5pt" style:font-weight-asian="normal" style:font-size-complex="10.5pt" style:font-weight-complex="normal" fo:hyphenate="false" fo:hyphenation-remain-char-count="2" fo:hyphenation-push-char-count="2"/>
    </style:style>
    <style:style style:name="P43"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c704c" officeooo:paragraph-rsid="004c704c" style:font-size-asian="10.5pt" style:font-weight-asian="normal" style:font-size-complex="10.5pt" style:font-weight-complex="normal" fo:hyphenate="false" fo:hyphenation-remain-char-count="2" fo:hyphenation-push-char-count="2"/>
    </style:style>
    <style:style style:name="P44"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bold" officeooo:rsid="003a0d21" officeooo:paragraph-rsid="003a0d21" style:font-size-asian="10.5pt" style:font-weight-asian="bold" style:font-size-complex="10.5pt" style:font-weight-complex="bold" fo:hyphenate="false" fo:hyphenation-remain-char-count="2" fo:hyphenation-push-char-count="2"/>
    </style:style>
    <style:style style:name="P45"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e6b48" officeooo:paragraph-rsid="003e6b48" style:font-size-asian="10.5pt" style:font-weight-asian="normal" style:font-size-complex="10.5pt" style:font-weight-complex="normal" fo:hyphenate="false" fo:hyphenation-remain-char-count="2" fo:hyphenation-push-char-count="2"/>
    </style:style>
    <style:style style:name="P46"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e6b48" officeooo:paragraph-rsid="003e6b48" style:font-size-asian="10.5pt" style:font-weight-asian="normal" style:font-size-complex="10.5pt" style:font-weight-complex="normal" fo:hyphenate="false" fo:hyphenation-remain-char-count="2" fo:hyphenation-push-char-count="2"/>
    </style:style>
    <style:style style:name="P47" style:family="paragraph" style:parent-style-name="Standard" style:list-style-name="L7">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e6b48" officeooo:paragraph-rsid="003e6b48" style:font-size-asian="10.5pt" style:font-weight-asian="normal" style:font-size-complex="10.5pt" style:font-weight-complex="normal" fo:hyphenate="false" fo:hyphenation-remain-char-count="2" fo:hyphenation-push-char-count="2"/>
    </style:style>
    <style:style style:name="P48"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e6b48" officeooo:paragraph-rsid="003e6b48" style:font-size-asian="10.5pt" style:font-weight-asian="normal" style:font-size-complex="10.5pt" style:font-weight-complex="normal" fo:hyphenate="false" fo:hyphenation-remain-char-count="2" fo:hyphenation-push-char-count="2"/>
    </style:style>
    <style:style style:name="P49"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02235" officeooo:paragraph-rsid="00402235" style:font-size-asian="10.5pt" style:font-weight-asian="normal" style:font-size-complex="10.5pt" style:font-weight-complex="normal" fo:hyphenate="false" fo:hyphenation-remain-char-count="2" fo:hyphenation-push-char-count="2"/>
    </style:style>
    <style:style style:name="P50"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11a34" officeooo:paragraph-rsid="00411a34" style:font-size-asian="10.5pt" style:font-weight-asian="normal" style:font-size-complex="10.5pt" style:font-weight-complex="normal" fo:hyphenate="false" fo:hyphenation-remain-char-count="2" fo:hyphenation-push-char-count="2"/>
    </style:style>
    <style:style style:name="P51" style:family="paragraph" style:parent-style-name="Standard" style:list-style-name="L8">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411a34" officeooo:paragraph-rsid="00411a34" style:font-size-asian="10.5pt" style:font-weight-asian="normal" style:font-size-complex="10.5pt" style:font-weight-complex="normal" fo:hyphenate="false" fo:hyphenation-remain-char-count="2" fo:hyphenation-push-char-count="2"/>
    </style:style>
    <style:style style:name="P52"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19648" officeooo:paragraph-rsid="00419648" style:font-size-asian="10.5pt" style:font-weight-asian="normal" style:font-size-complex="10.5pt" style:font-weight-complex="normal" fo:hyphenate="false" fo:hyphenation-remain-char-count="2" fo:hyphenation-push-char-count="2"/>
    </style:style>
    <style:style style:name="P53"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e0a16" officeooo:paragraph-rsid="004e0a16" style:font-size-asian="10.5pt" style:font-weight-asian="normal" style:font-size-complex="10.5pt" style:font-weight-complex="normal" fo:hyphenate="false" fo:hyphenation-remain-char-count="2" fo:hyphenation-push-char-count="2"/>
    </style:style>
    <style:style style:name="P54" style:family="paragraph" style:parent-style-name="Standard" style:list-style-name="L9">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4fe31b" officeooo:paragraph-rsid="004fe31b" style:font-size-asian="10.5pt" style:font-weight-asian="normal" style:font-size-complex="10.5pt" style:font-weight-complex="normal" fo:hyphenate="false" fo:hyphenation-remain-char-count="2" fo:hyphenation-push-char-count="2"/>
    </style:style>
    <style:style style:name="P55"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fe31b" officeooo:paragraph-rsid="004fe31b" style:font-size-asian="10.5pt" style:font-weight-asian="normal" style:font-size-complex="10.5pt" style:font-weight-complex="normal" fo:hyphenate="false" fo:hyphenation-remain-char-count="2" fo:hyphenation-push-char-count="2"/>
    </style:style>
    <style:style style:name="P56" style:family="paragraph" style:parent-style-name="Standard" style:list-style-name="L10">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50a370" officeooo:paragraph-rsid="0050a370" style:font-size-asian="10.5pt" style:font-weight-asian="normal" style:font-size-complex="10.5pt" style:font-weight-complex="normal" fo:hyphenate="false" fo:hyphenation-remain-char-count="2" fo:hyphenation-push-char-count="2"/>
    </style:style>
    <style:style style:name="P57"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50a370" officeooo:paragraph-rsid="0050a370" style:font-size-asian="10.5pt" style:font-weight-asian="normal" style:font-size-complex="10.5pt" style:font-weight-complex="normal" fo:hyphenate="false" fo:hyphenation-remain-char-count="2" fo:hyphenation-push-char-count="2"/>
    </style:style>
    <style:style style:name="P58"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52279c" officeooo:paragraph-rsid="0052279c" style:font-size-asian="10.5pt" style:font-weight-asian="normal" style:font-size-complex="10.5pt" style:font-weight-complex="normal" fo:hyphenate="false" fo:hyphenation-remain-char-count="2" fo:hyphenation-push-char-count="2"/>
    </style:style>
    <style:style style:name="P59" style:family="paragraph" style:parent-style-name="Standard" style:list-style-name="L11">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52279c" officeooo:paragraph-rsid="0052279c" style:font-size-asian="10.5pt" style:font-weight-asian="normal" style:font-size-complex="10.5pt" style:font-weight-complex="normal" fo:hyphenate="false" fo:hyphenation-remain-char-count="2" fo:hyphenation-push-char-count="2"/>
    </style:style>
    <style:style style:name="P60" style:family="paragraph" style:parent-style-name="Header">
      <style:text-properties style:font-name="Ubuntu" fo:font-weight="normal" style:font-weight-asian="normal" style:font-weight-complex="normal"/>
    </style:style>
    <style:style style:name="P61" style:family="paragraph" style:parent-style-name="Header">
      <style:paragraph-properties fo:text-align="end" style:justify-single-word="false"/>
      <style:text-properties style:font-name="Ubuntu" fo:font-weight="normal" officeooo:rsid="007e6cae" officeooo:paragraph-rsid="007e6cae" style:font-weight-asian="normal" style:font-weight-complex="normal"/>
    </style:style>
    <style:style style:name="P62" style:family="paragraph" style:parent-style-name="Footer">
      <style:paragraph-properties fo:text-align="end" style:justify-single-word="false"/>
      <style:text-properties officeooo:rsid="0017a464" officeooo:paragraph-rsid="0017a464"/>
    </style:style>
    <style:style style:name="P63" style:family="paragraph" style:parent-style-name="Standard">
      <style:paragraph-properties fo:margin-left="0.4917in" fo:margin-right="0in" fo:text-align="start" style:justify-single-word="false" fo:text-indent="-0.4917in" style:auto-text-indent="false"/>
      <style:text-properties fo:font-size="10.5pt" style:font-size-asian="10.5pt" style:font-size-complex="10.5pt"/>
    </style:style>
    <style:style style:name="P64" style:family="paragraph" style:parent-style-name="Standard">
      <style:paragraph-properties fo:margin-left="0.4917in" fo:margin-right="0in" fo:text-align="start" style:justify-single-word="false" fo:text-indent="-0.4917in" style:auto-text-indent="false"/>
      <style:text-properties fo:font-size="10.5pt" officeooo:rsid="0014739e" style:font-size-asian="10.5pt" style:font-size-complex="10.5pt"/>
    </style:style>
    <style:style style:name="P65" style:family="paragraph" style:parent-style-name="Standard">
      <style:paragraph-properties fo:margin-left="0.4917in" fo:margin-right="0in" fo:text-align="start" style:justify-single-word="false" fo:text-indent="-0.4917in" style:auto-text-indent="false"/>
      <style:text-properties fo:font-size="10.5pt" officeooo:rsid="0014739e" officeooo:paragraph-rsid="0014739e" style:font-size-asian="10.5pt" style:font-size-complex="10.5pt"/>
    </style:style>
    <style:style style:name="P66" style:family="paragraph" style:parent-style-name="Standard">
      <style:paragraph-properties fo:margin-left="0.4917in" fo:margin-right="0in" fo:text-align="start" style:justify-single-word="false" fo:text-indent="-0.4917in" style:auto-text-indent="false"/>
      <style:text-properties fo:font-size="10.5pt" officeooo:rsid="007b264d" officeooo:paragraph-rsid="007b264d" style:font-size-asian="10.5pt" style:font-size-complex="10.5pt"/>
    </style:style>
    <style:style style:name="P67" style:family="paragraph" style:parent-style-name="Standard">
      <style:paragraph-properties fo:margin-left="0.4917in" fo:margin-right="0in" fo:text-align="start" style:justify-single-word="false" fo:text-indent="-0.4917in" style:auto-text-indent="false"/>
      <style:text-properties fo:font-size="10.5pt" officeooo:rsid="007e6cae" officeooo:paragraph-rsid="00332456" style:font-size-asian="10.5pt" style:font-size-complex="10.5pt"/>
    </style:style>
    <style:style style:name="P68" style:family="paragraph" style:parent-style-name="Standard">
      <style:paragraph-properties fo:margin-left="0.4917in" fo:margin-right="0in" fo:text-align="start" style:justify-single-word="false" fo:text-indent="-0.4917in" style:auto-text-indent="false"/>
      <style:text-properties fo:font-size="10.5pt" officeooo:rsid="007fc028" officeooo:paragraph-rsid="007fc028" style:font-size-asian="10.5pt" style:font-size-complex="10.5pt"/>
    </style:style>
    <style:style style:name="P69" style:family="paragraph" style:parent-style-name="Standard">
      <style:paragraph-properties fo:margin-left="0.4917in" fo:margin-right="0in" fo:text-align="start" style:justify-single-word="false" fo:text-indent="-0.4917in" style:auto-text-indent="false"/>
      <style:text-properties fo:font-size="10.5pt" fo:font-weight="normal" officeooo:rsid="001adde8" officeooo:paragraph-rsid="001adde8" style:font-size-asian="10.5pt" style:font-weight-asian="normal" style:font-size-complex="10.5pt" style:font-weight-complex="normal"/>
    </style:style>
    <style:style style:name="P70" style:family="paragraph" style:parent-style-name="Standard">
      <style:paragraph-properties fo:margin-left="0.4917in" fo:margin-right="0in" fo:text-align="start" style:justify-single-word="false" fo:text-indent="-0.4917in" style:auto-text-indent="false"/>
      <style:text-properties fo:font-size="10.5pt" fo:font-weight="normal" officeooo:rsid="007709a4" style:font-size-asian="10.5pt" style:font-weight-asian="normal" style:font-size-complex="10.5pt" style:font-weight-complex="normal"/>
    </style:style>
    <style:style style:name="P71" style:family="paragraph" style:parent-style-name="Standard">
      <style:paragraph-properties fo:margin-left="0.4917in" fo:margin-right="0in" fo:text-align="start" style:justify-single-word="false" fo:text-indent="-0.4917in" style:auto-text-indent="false"/>
      <style:text-properties fo:font-size="10.5pt" fo:font-weight="normal" officeooo:rsid="007fc028" officeooo:paragraph-rsid="007fc028" style:font-size-asian="10.5pt" style:font-weight-asian="normal" style:font-size-complex="10.5pt" style:font-weight-complex="normal"/>
    </style:style>
    <style:style style:name="P72" style:family="paragraph" style:parent-style-name="Standard">
      <style:paragraph-properties fo:margin-left="0.4917in" fo:margin-right="0in" fo:text-align="end" style:justify-single-word="false" fo:text-indent="-0.4917in" style:auto-text-indent="false"/>
      <style:text-properties fo:font-size="10.5pt" fo:font-weight="bold" style:font-size-asian="10.5pt" style:font-weight-asian="bold" style:font-size-complex="10.5pt" style:font-weight-complex="bold"/>
    </style:style>
    <style:style style:name="P73" style:family="paragraph" style:parent-style-name="Standard">
      <style:paragraph-properties fo:margin-left="0.4917in" fo:margin-right="0in" fo:text-align="center" style:justify-single-word="false" fo:text-indent="-0.4917in" style:auto-text-indent="false"/>
      <style:text-properties fo:font-size="14pt" style:font-size-asian="14pt"/>
    </style:style>
    <style:style style:name="P74" style:family="paragraph" style:parent-style-name="Standard">
      <style:paragraph-properties fo:margin-left="0.4917in" fo:margin-right="0in" fo:text-align="center" style:justify-single-word="false" fo:text-indent="-0.4917in" style:auto-text-indent="false"/>
      <style:text-properties fo:font-size="14pt" fo:font-weight="bold" officeooo:rsid="007fc028" officeooo:paragraph-rsid="007fc028" style:font-size-asian="14pt" style:font-weight-asian="bold" style:font-weight-complex="bold"/>
    </style:style>
    <style:style style:name="P75" style:family="paragraph" style:parent-style-name="Standard">
      <style:paragraph-properties fo:margin-left="0.4917in" fo:margin-right="0in" fo:text-align="end" style:justify-single-word="false" fo:text-indent="-0.4917in" style:auto-text-indent="false"/>
    </style:style>
    <style:style style:name="P76" style:family="paragraph" style:parent-style-name="Standard">
      <style:paragraph-properties fo:margin-left="0.4917in" fo:margin-right="0in" fo:text-align="start" style:justify-single-word="false" fo:text-indent="-0.4917in" style:auto-text-indent="false"/>
      <style:text-properties officeooo:paragraph-rsid="007b264d"/>
    </style:style>
    <style:style style:name="P77" style:family="paragraph" style:parent-style-name="Standard" style:master-page-name="">
      <loext:graphic-properties draw:fill="none"/>
      <style:paragraph-properties fo:margin-left="0in" fo:margin-right="0in" fo:text-align="justify" style:justify-single-word="false" fo:orphans="2" fo:widows="2" fo:hyphenation-ladder-count="no-limit" fo:text-indent="0in" style:auto-text-indent="false" style:page-number="auto" fo:background-color="transparent" style:vertical-align="baseline" style:writing-mode="lr-tb">
        <style:tab-stops>
          <style:tab-stop style:position="-0.4374in"/>
        </style:tab-stops>
      </style:paragraph-properties>
      <style:text-properties fo:font-size="10.5pt" fo:font-weight="normal" officeooo:paragraph-rsid="001adde8" style:font-size-asian="10.5pt" style:font-weight-asian="normal" style:font-size-complex="10.5pt" style:font-weight-complex="normal" fo:hyphenate="false" fo:hyphenation-remain-char-count="2" fo:hyphenation-push-char-count="2"/>
    </style:style>
    <style:style style:name="P78" style:family="paragraph" style:parent-style-name="Standard" style:master-page-name="">
      <loext:graphic-properties draw:fill="none"/>
      <style:paragraph-properties fo:margin-left="0in" fo:margin-right="0in" fo:text-align="justify" style:justify-single-word="false" fo:orphans="2" fo:widows="2" fo:hyphenation-ladder-count="no-limit" fo:text-indent="0in" style:auto-text-indent="false" style:page-number="auto" fo:background-color="transparent" style:vertical-align="baseline" style:writing-mode="lr-tb"/>
      <style:text-properties fo:font-size="10.5pt" fo:font-weight="normal" officeooo:rsid="00818505" officeooo:paragraph-rsid="00818505" style:font-size-asian="10.5pt" style:font-weight-asian="normal" style:font-size-complex="10.5pt" style:font-weight-complex="normal" fo:hyphenate="false" fo:hyphenation-remain-char-count="2" fo:hyphenation-push-char-count="2"/>
    </style:style>
    <style:style style:name="P79"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34576" officeooo:paragraph-rsid="00334576" style:font-size-asian="10.5pt" style:font-weight-asian="normal" style:font-size-complex="10.5pt" style:font-weight-complex="normal" fo:hyphenate="false" fo:hyphenation-remain-char-count="2" fo:hyphenation-push-char-count="2"/>
    </style:style>
    <style:style style:name="P80"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35ea3" officeooo:paragraph-rsid="00335ea3" style:font-size-asian="10.5pt" style:font-weight-asian="normal" style:font-size-complex="10.5pt" style:font-weight-complex="normal" fo:hyphenate="false" fo:hyphenation-remain-char-count="2" fo:hyphenation-push-char-count="2"/>
    </style:style>
    <style:style style:name="P81"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35ea3" officeooo:paragraph-rsid="0050a370" style:font-size-asian="10.5pt" style:font-weight-asian="normal" style:font-size-complex="10.5pt" style:font-weight-complex="normal" fo:hyphenate="false" fo:hyphenation-remain-char-count="2" fo:hyphenation-push-char-count="2"/>
    </style:style>
    <style:style style:name="P82"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5a3a7" officeooo:paragraph-rsid="0035a3a7" style:font-size-asian="10.5pt" style:font-weight-asian="normal" style:font-size-complex="10.5pt" style:font-weight-complex="normal" fo:hyphenate="false" fo:hyphenation-remain-char-count="2" fo:hyphenation-push-char-count="2"/>
    </style:style>
    <style:style style:name="P83"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733af" officeooo:paragraph-rsid="003733af" style:font-size-asian="10.5pt" style:font-weight-asian="normal" style:font-size-complex="10.5pt" style:font-weight-complex="normal" fo:hyphenate="false" fo:hyphenation-remain-char-count="2" fo:hyphenation-push-char-count="2"/>
    </style:style>
    <style:style style:name="P84"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921c7" officeooo:paragraph-rsid="003921c7" style:font-size-asian="10.5pt" style:font-weight-asian="normal" style:font-size-complex="10.5pt" style:font-weight-complex="normal" fo:hyphenate="false" fo:hyphenation-remain-char-count="2" fo:hyphenation-push-char-count="2"/>
    </style:style>
    <style:style style:name="P85"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a0d21" officeooo:paragraph-rsid="003a0d21" style:font-size-asian="10.5pt" style:font-weight-asian="normal" style:font-size-complex="10.5pt" style:font-weight-complex="normal" fo:hyphenate="false" fo:hyphenation-remain-char-count="2" fo:hyphenation-push-char-count="2"/>
    </style:style>
    <style:style style:name="P86"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d1d99" officeooo:paragraph-rsid="003d1d99" style:font-size-asian="10.5pt" style:font-weight-asian="normal" style:font-size-complex="10.5pt" style:font-weight-complex="normal" fo:hyphenate="false" fo:hyphenation-remain-char-count="2" fo:hyphenation-push-char-count="2"/>
    </style:style>
    <style:style style:name="P87"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19648" officeooo:paragraph-rsid="00419648" style:font-size-asian="10.5pt" style:font-weight-asian="normal" style:font-size-complex="10.5pt" style:font-weight-complex="normal" fo:hyphenate="false" fo:hyphenation-remain-char-count="2" fo:hyphenation-push-char-count="2"/>
    </style:style>
    <style:style style:name="P88"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e0a16" officeooo:paragraph-rsid="004e0a16" style:font-size-asian="10.5pt" style:font-weight-asian="normal" style:font-size-complex="10.5pt" style:font-weight-complex="normal" fo:hyphenate="false" fo:hyphenation-remain-char-count="2" fo:hyphenation-push-char-count="2"/>
    </style:style>
    <style:style style:name="P89"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fe31b" officeooo:paragraph-rsid="004fe31b" style:font-size-asian="10.5pt" style:font-weight-asian="normal" style:font-size-complex="10.5pt" style:font-weight-complex="normal" fo:hyphenate="false" fo:hyphenation-remain-char-count="2" fo:hyphenation-push-char-count="2"/>
    </style:style>
    <style:style style:name="P90"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ext-properties fo:font-size="10.5pt" fo:font-weight="normal" officeooo:rsid="00818505" officeooo:paragraph-rsid="00818505" style:font-size-asian="10.5pt" style:font-weight-asian="normal" style:font-size-complex="10.5pt" style:font-weight-complex="normal" fo:hyphenate="false" fo:hyphenation-remain-char-count="2" fo:hyphenation-push-char-count="2"/>
    </style:style>
    <style:style style:name="P91"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ext-properties fo:font-size="10.5pt" fo:font-weight="normal" officeooo:rsid="00843ac4" officeooo:paragraph-rsid="00843ac4" style:font-size-asian="10.5pt" style:font-weight-asian="normal" style:font-size-complex="10.5pt" style:font-weight-complex="normal" fo:hyphenate="false" fo:hyphenation-remain-char-count="2" fo:hyphenation-push-char-count="2"/>
    </style:style>
    <style:style style:name="P92"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bold" officeooo:rsid="003a0d21" officeooo:paragraph-rsid="003a0d21" style:font-size-asian="10.5pt" style:font-weight-asian="bold" style:font-size-complex="10.5pt" style:font-weight-complex="bold" fo:hyphenate="false" fo:hyphenation-remain-char-count="2" fo:hyphenation-push-char-count="2"/>
    </style:style>
    <style:style style:name="P93"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ext-properties fo:font-size="10.5pt" fo:font-weight="bold" officeooo:rsid="00843ac4" officeooo:paragraph-rsid="00843ac4" style:font-size-asian="10.5pt" style:font-weight-asian="bold" style:font-size-complex="10.5pt" style:font-weight-complex="bold" fo:hyphenate="false" fo:hyphenation-remain-char-count="2" fo:hyphenation-push-char-count="2"/>
    </style:style>
    <style:style style:name="P94"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9pt" fo:font-weight="normal" officeooo:rsid="004fe31b" officeooo:paragraph-rsid="004fe31b" style:font-size-asian="9pt" style:font-weight-asian="normal" style:font-size-complex="9pt" style:font-weight-complex="normal" fo:hyphenate="false" fo:hyphenation-remain-char-count="2" fo:hyphenation-push-char-count="2"/>
    </style:style>
    <style:style style:name="P95"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9pt" fo:font-weight="normal" officeooo:rsid="004e0a16" officeooo:paragraph-rsid="004e0a16" style:font-size-asian="9pt" style:font-weight-asian="normal" style:font-size-complex="9pt" style:font-weight-complex="normal" fo:hyphenate="false" fo:hyphenation-remain-char-count="2" fo:hyphenation-push-char-count="2"/>
    </style:style>
    <style:style style:name="P96"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9pt" fo:font-weight="normal" officeooo:rsid="00419648" officeooo:paragraph-rsid="00419648" style:font-size-asian="9pt" style:font-weight-asian="normal" style:font-size-complex="9pt" style:font-weight-complex="normal" fo:hyphenate="false" fo:hyphenation-remain-char-count="2" fo:hyphenation-push-char-count="2"/>
    </style:style>
    <style:style style:name="P97"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921c7" officeooo:paragraph-rsid="003921c7" style:font-size-asian="10.5pt" style:font-weight-asian="normal" style:font-size-complex="10.5pt" style:font-weight-complex="normal" fo:hyphenate="false" fo:hyphenation-remain-char-count="2" fo:hyphenation-push-char-count="2"/>
    </style:style>
    <style:style style:name="P98"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a4abb" officeooo:paragraph-rsid="003a4abb" style:font-size-asian="10.5pt" style:font-weight-asian="normal" style:font-size-complex="10.5pt" style:font-weight-complex="normal" fo:hyphenate="false" fo:hyphenation-remain-char-count="2" fo:hyphenation-push-char-count="2"/>
    </style:style>
    <style:style style:name="P99"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a50df" officeooo:paragraph-rsid="003a50df" style:font-size-asian="10.5pt" style:font-weight-asian="normal" style:font-size-complex="10.5pt" style:font-weight-complex="normal" fo:hyphenate="false" fo:hyphenation-remain-char-count="2" fo:hyphenation-push-char-count="2"/>
    </style:style>
    <style:style style:name="P100"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b8079" officeooo:paragraph-rsid="003b8079" style:font-size-asian="10.5pt" style:font-weight-asian="normal" style:font-size-complex="10.5pt" style:font-weight-complex="normal" fo:hyphenate="false" fo:hyphenation-remain-char-count="2" fo:hyphenation-push-char-count="2"/>
    </style:style>
    <style:style style:name="P101"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e6b48" officeooo:paragraph-rsid="003e6b48" style:font-size-asian="10.5pt" style:font-weight-asian="normal" style:font-size-complex="10.5pt" style:font-weight-complex="normal" fo:hyphenate="false" fo:hyphenation-remain-char-count="2" fo:hyphenation-push-char-count="2"/>
    </style:style>
    <style:style style:name="P102"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bold" officeooo:rsid="003a0d21" officeooo:paragraph-rsid="003a0d21" style:font-size-asian="10.5pt" style:font-weight-asian="bold" style:font-size-complex="10.5pt" style:font-weight-complex="bold" fo:hyphenate="false" fo:hyphenation-remain-char-count="2" fo:hyphenation-push-char-count="2"/>
    </style:style>
    <style:style style:name="P103"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a4abb" officeooo:paragraph-rsid="003a4abb" style:font-size-asian="10.5pt" style:font-weight-asian="normal" style:font-size-complex="10.5pt" style:font-weight-complex="normal" fo:hyphenate="false" fo:hyphenation-remain-char-count="2" fo:hyphenation-push-char-count="2"/>
    </style:style>
    <style:style style:name="P104"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a50df" officeooo:paragraph-rsid="003a50df" style:font-size-asian="10.5pt" style:font-weight-asian="normal" style:font-size-complex="10.5pt" style:font-weight-complex="normal" fo:hyphenate="false" fo:hyphenation-remain-char-count="2" fo:hyphenation-push-char-count="2"/>
    </style:style>
    <style:style style:name="P105"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b8079" officeooo:paragraph-rsid="003b8079" style:font-size-asian="10.5pt" style:font-weight-asian="normal" style:font-size-complex="10.5pt" style:font-weight-complex="normal" fo:hyphenate="false" fo:hyphenation-remain-char-count="2" fo:hyphenation-push-char-count="2"/>
    </style:style>
    <style:style style:name="P106"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d1d99" officeooo:paragraph-rsid="003d1d99" style:font-size-asian="10.5pt" style:font-weight-asian="normal" style:font-size-complex="10.5pt" style:font-weight-complex="normal" fo:hyphenate="false" fo:hyphenation-remain-char-count="2" fo:hyphenation-push-char-count="2"/>
    </style:style>
    <style:style style:name="P107"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27bd9" officeooo:paragraph-rsid="00427bd9" style:font-size-asian="10.5pt" style:font-weight-asian="normal" style:font-size-complex="10.5pt" style:font-weight-complex="normal" fo:hyphenate="false" fo:hyphenation-remain-char-count="2" fo:hyphenation-push-char-count="2"/>
    </style:style>
    <style:style style:name="P108"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416be" officeooo:paragraph-rsid="00427bd9" style:font-size-asian="10.5pt" style:font-weight-asian="normal" style:font-size-complex="10.5pt" style:font-weight-complex="normal" fo:hyphenate="false" fo:hyphenation-remain-char-count="2" fo:hyphenation-push-char-count="2"/>
    </style:style>
    <style:style style:name="P109"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416be" officeooo:paragraph-rsid="004416be" style:font-size-asian="10.5pt" style:font-weight-asian="normal" style:font-size-complex="10.5pt" style:font-weight-complex="normal" fo:hyphenate="false" fo:hyphenation-remain-char-count="2" fo:hyphenation-push-char-count="2"/>
    </style:style>
    <style:style style:name="P110"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e6b48" officeooo:paragraph-rsid="003e6b48" style:font-size-asian="10.5pt" style:font-weight-asian="normal" style:font-size-complex="10.5pt" style:font-weight-complex="normal" fo:hyphenate="false" fo:hyphenation-remain-char-count="2" fo:hyphenation-push-char-count="2"/>
    </style:style>
    <style:style style:name="P111"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e0a16" officeooo:paragraph-rsid="004e0a16" style:font-size-asian="10.5pt" style:font-weight-asian="normal" style:font-size-complex="10.5pt" style:font-weight-complex="normal" fo:hyphenate="false" fo:hyphenation-remain-char-count="2" fo:hyphenation-push-char-count="2"/>
    </style:style>
    <style:style style:name="P112"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fe31b" officeooo:paragraph-rsid="004fe31b" style:font-size-asian="10.5pt" style:font-weight-asian="normal" style:font-size-complex="10.5pt" style:font-weight-complex="normal" fo:hyphenate="false" fo:hyphenation-remain-char-count="2" fo:hyphenation-push-char-count="2"/>
    </style:style>
    <style:style style:name="P113"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50a370" officeooo:paragraph-rsid="0050a370" style:font-size-asian="10.5pt" style:font-weight-asian="normal" style:font-size-complex="10.5pt" style:font-weight-complex="normal" fo:hyphenate="false" fo:hyphenation-remain-char-count="2" fo:hyphenation-push-char-count="2"/>
    </style:style>
    <style:style style:name="P114"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52279c" officeooo:paragraph-rsid="0052279c" style:font-size-asian="10.5pt" style:font-weight-asian="normal" style:font-size-complex="10.5pt" style:font-weight-complex="normal" fo:hyphenate="false" fo:hyphenation-remain-char-count="2" fo:hyphenation-push-char-count="2"/>
    </style:style>
    <style:style style:name="P115"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bold" officeooo:rsid="003a0d21" officeooo:paragraph-rsid="003a0d21" style:font-size-asian="10.5pt" style:font-weight-asian="bold" style:font-size-complex="10.5pt" style:font-weight-complex="bold" fo:hyphenate="false" fo:hyphenation-remain-char-count="2" fo:hyphenation-push-char-count="2"/>
    </style:style>
    <style:style style:name="P116"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style:text-underline-style="none" fo:font-weight="normal" officeooo:rsid="0050a370" officeooo:paragraph-rsid="0050a370" style:font-size-asian="10.5pt" style:font-weight-asian="normal" style:font-size-complex="10.5pt" style:font-weight-complex="normal" fo:hyphenate="false" fo:hyphenation-remain-char-count="2" fo:hyphenation-push-char-count="2"/>
    </style:style>
    <style:style style:name="P117"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style:text-underline-style="none" fo:font-weight="normal" officeooo:rsid="0052279c" officeooo:paragraph-rsid="0050a370" style:font-size-asian="10.5pt" style:font-weight-asian="normal" style:font-size-complex="10.5pt" style:font-weight-complex="normal" fo:hyphenate="false" fo:hyphenation-remain-char-count="2" fo:hyphenation-push-char-count="2"/>
    </style:style>
    <style:style style:name="P118"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416be" officeooo:paragraph-rsid="004416be" style:font-size-asian="10.5pt" style:font-weight-asian="normal" style:font-size-complex="10.5pt" style:font-weight-complex="normal" fo:hyphenate="false" fo:hyphenation-remain-char-count="2" fo:hyphenation-push-char-count="2"/>
    </style:style>
    <style:style style:name="P119"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8e0ab" officeooo:paragraph-rsid="0048e0ab" style:font-size-asian="10.5pt" style:font-weight-asian="normal" style:font-size-complex="10.5pt" style:font-weight-complex="normal" fo:hyphenate="false" fo:hyphenation-remain-char-count="2" fo:hyphenation-push-char-count="2"/>
    </style:style>
    <style:style style:name="P120"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27bd9" officeooo:paragraph-rsid="00427bd9" style:font-size-asian="10.5pt" style:font-weight-asian="normal" style:font-size-complex="10.5pt" style:font-weight-complex="normal" fo:hyphenate="false" fo:hyphenation-remain-char-count="2" fo:hyphenation-push-char-count="2"/>
    </style:style>
    <style:style style:name="P121"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a9cad" officeooo:paragraph-rsid="004a9cad" style:font-size-asian="10.5pt" style:font-weight-asian="normal" style:font-size-complex="10.5pt" style:font-weight-complex="normal" fo:hyphenate="false" fo:hyphenation-remain-char-count="2" fo:hyphenation-push-char-count="2"/>
    </style:style>
    <style:style style:name="P122"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c704c" officeooo:paragraph-rsid="004c704c" style:font-size-asian="10.5pt" style:font-weight-asian="normal" style:font-size-complex="10.5pt" style:font-weight-complex="normal" fo:hyphenate="false" fo:hyphenation-remain-char-count="2" fo:hyphenation-push-char-count="2"/>
    </style:style>
    <style:style style:name="P123"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e6b48" officeooo:paragraph-rsid="003e6b48" style:font-size-asian="10.5pt" style:font-weight-asian="normal" style:font-size-complex="10.5pt" style:font-weight-complex="normal" fo:hyphenate="false" fo:hyphenation-remain-char-count="2" fo:hyphenation-push-char-count="2"/>
    </style:style>
    <style:style style:name="P124"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02235" officeooo:paragraph-rsid="00402235" style:font-size-asian="10.5pt" style:font-weight-asian="normal" style:font-size-complex="10.5pt" style:font-weight-complex="normal" fo:hyphenate="false" fo:hyphenation-remain-char-count="2" fo:hyphenation-push-char-count="2"/>
    </style:style>
    <style:style style:name="P125"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11a34" officeooo:paragraph-rsid="00411a34" style:font-size-asian="10.5pt" style:font-weight-asian="normal" style:font-size-complex="10.5pt" style:font-weight-complex="normal" fo:hyphenate="false" fo:hyphenation-remain-char-count="2" fo:hyphenation-push-char-count="2"/>
    </style:style>
    <style:style style:name="P126"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19648" officeooo:paragraph-rsid="00419648" style:font-size-asian="10.5pt" style:font-weight-asian="normal" style:font-size-complex="10.5pt" style:font-weight-complex="normal" fo:hyphenate="false" fo:hyphenation-remain-char-count="2" fo:hyphenation-push-char-count="2"/>
    </style:style>
    <style:style style:name="P127" style:family="paragraph" style:parent-style-name="Standard" style:list-style-name="L1">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921c7" officeooo:paragraph-rsid="003921c7" style:font-size-asian="10.5pt" style:font-weight-asian="normal" style:font-size-complex="10.5pt" style:font-weight-complex="normal" fo:hyphenate="false" fo:hyphenation-remain-char-count="2" fo:hyphenation-push-char-count="2"/>
    </style:style>
    <style:style style:name="P128" style:family="paragraph" style:parent-style-name="Standard" style:list-style-name="L4">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b8079" officeooo:paragraph-rsid="003b8079" style:font-size-asian="10.5pt" style:font-weight-asian="normal" style:font-size-complex="10.5pt" style:font-weight-complex="normal" fo:hyphenate="false" fo:hyphenation-remain-char-count="2" fo:hyphenation-push-char-count="2"/>
    </style:style>
    <style:style style:name="P129" style:family="paragraph" style:parent-style-name="Standard" style:list-style-name="L5">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d1d99" officeooo:paragraph-rsid="003d1d99" style:font-size-asian="10.5pt" style:font-weight-asian="normal" style:font-size-complex="10.5pt" style:font-weight-complex="normal" fo:hyphenate="false" fo:hyphenation-remain-char-count="2" fo:hyphenation-push-char-count="2"/>
    </style:style>
    <style:style style:name="P130" style:family="paragraph" style:parent-style-name="Standard" style:list-style-name="L7">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e6b48" officeooo:paragraph-rsid="003e6b48" style:font-size-asian="10.5pt" style:font-weight-asian="normal" style:font-size-complex="10.5pt" style:font-weight-complex="normal" fo:hyphenate="false" fo:hyphenation-remain-char-count="2" fo:hyphenation-push-char-count="2"/>
    </style:style>
    <style:style style:name="P131" style:family="paragraph" style:parent-style-name="Standard" style:list-style-name="L8">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411a34" officeooo:paragraph-rsid="00411a34" style:font-size-asian="10.5pt" style:font-weight-asian="normal" style:font-size-complex="10.5pt" style:font-weight-complex="normal" fo:hyphenate="false" fo:hyphenation-remain-char-count="2" fo:hyphenation-push-char-count="2"/>
    </style:style>
    <style:style style:name="P132" style:family="paragraph" style:parent-style-name="Standard" style:list-style-name="L9">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4fe31b" officeooo:paragraph-rsid="004fe31b" style:font-size-asian="10.5pt" style:font-weight-asian="normal" style:font-size-complex="10.5pt" style:font-weight-complex="normal" fo:hyphenate="false" fo:hyphenation-remain-char-count="2" fo:hyphenation-push-char-count="2"/>
    </style:style>
    <style:style style:name="P133" style:family="paragraph" style:parent-style-name="Standard" style:list-style-name="L10">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50a370" officeooo:paragraph-rsid="0050a370" style:font-size-asian="10.5pt" style:font-weight-asian="normal" style:font-size-complex="10.5pt" style:font-weight-complex="normal" fo:hyphenate="false" fo:hyphenation-remain-char-count="2" fo:hyphenation-push-char-count="2"/>
    </style:style>
    <style:style style:name="P134" style:family="paragraph" style:parent-style-name="Standard" style:list-style-name="L11">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52279c" officeooo:paragraph-rsid="0052279c" style:font-size-asian="10.5pt" style:font-weight-asian="normal" style:font-size-complex="10.5pt" style:font-weight-complex="normal" fo:hyphenate="false" fo:hyphenation-remain-char-count="2" fo:hyphenation-push-char-count="2"/>
    </style:style>
    <style:style style:name="P135" style:family="paragraph" style:parent-style-name="Standard" style:list-style-name="L12">
      <loext:graphic-properties draw:fill="none"/>
      <style:paragraph-properties fo:text-align="justify" style:justify-single-word="false" fo:orphans="2" fo:widows="2" fo:hyphenation-ladder-count="no-limit" fo:background-color="transparent" style:vertical-align="baseline" style:writing-mode="lr-tb"/>
      <style:text-properties fo:font-size="10.5pt" fo:font-weight="normal" officeooo:rsid="00843ac4" officeooo:paragraph-rsid="00843ac4" style:font-size-asian="10.5pt" style:font-weight-asian="normal" style:font-size-complex="10.5pt" style:font-weight-complex="normal" fo:hyphenate="false" fo:hyphenation-remain-char-count="2" fo:hyphenation-push-char-count="2"/>
    </style:style>
    <style:style style:name="P136" style:family="paragraph" style:parent-style-name="Standard" style:list-style-name="L2">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bold" officeooo:rsid="003a0d21" officeooo:paragraph-rsid="003a0d21" style:font-size-asian="10.5pt" style:font-weight-asian="bold" style:font-size-complex="10.5pt" style:font-weight-complex="bold" fo:hyphenate="false" fo:hyphenation-remain-char-count="2" fo:hyphenation-push-char-count="2"/>
    </style:style>
    <style:style style:name="P137" style:family="paragraph" style:parent-style-name="Standard" style:list-style-name="L3">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bold" officeooo:rsid="003a50df" officeooo:paragraph-rsid="003a50df" style:font-size-asian="10.5pt" style:font-weight-asian="bold" style:font-size-complex="10.5pt" style:font-weight-complex="bold" fo:hyphenate="false" fo:hyphenation-remain-char-count="2" fo:hyphenation-push-char-count="2"/>
    </style:style>
    <style:style style:name="P138" style:family="paragraph" style:parent-style-name="Standard" style:list-style-name="L6">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27bd9" officeooo:paragraph-rsid="00427bd9" style:font-size-asian="10.5pt" style:font-weight-asian="normal" style:font-size-complex="10.5pt" style:font-weight-complex="normal" fo:hyphenate="false" fo:hyphenation-remain-char-count="2" fo:hyphenation-push-char-count="2"/>
    </style:style>
    <style:style style:name="P139" style:family="paragraph" style:parent-style-name="Standard" style:master-page-name="Standard">
      <style:paragraph-properties fo:margin-left="0.4917in" fo:margin-right="0in" fo:text-align="center" style:justify-single-word="false" fo:text-indent="-0.4917in" style:auto-text-indent="false" style:page-number="auto"/>
    </style:style>
    <style:style style:name="P140" style:family="paragraph" style:parent-style-name="Standard">
      <style:paragraph-properties fo:margin-left="0.4917in" fo:margin-right="0in" fo:text-align="start" style:justify-single-word="false" fo:text-indent="-0.4917in" style:auto-text-indent="false"/>
      <style:text-properties fo:font-size="10.5pt" fo:font-weight="bold" officeooo:rsid="007fc028" officeooo:paragraph-rsid="007fc028" style:font-size-asian="10.5pt" style:font-weight-asian="bold" style:font-size-complex="10.5pt" style:font-weight-complex="bold"/>
    </style:style>
    <style:style style:name="T1" style:family="text">
      <style:text-properties fo:font-size="9pt" style:font-size-asian="9pt" style:font-size-complex="9pt"/>
    </style:style>
    <style:style style:name="T2" style:family="text">
      <style:text-properties fo:font-weight="bold" style:font-weight-asian="bold" style:font-weight-complex="bold"/>
    </style:style>
    <style:style style:name="T3" style:family="text">
      <style:text-properties fo:font-weight="bold" officeooo:rsid="002d42ff" style:font-weight-asian="bold" style:font-weight-complex="bold"/>
    </style:style>
    <style:style style:name="T4" style:family="text">
      <style:text-properties fo:font-weight="bold" officeooo:rsid="0014739e" style:font-weight-asian="bold" style:font-weight-complex="bold"/>
    </style:style>
    <style:style style:name="T5" style:family="text">
      <style:text-properties officeooo:rsid="00335ea3"/>
    </style:style>
    <style:style style:name="T6" style:family="text">
      <style:text-properties officeooo:rsid="0035516c"/>
    </style:style>
    <style:style style:name="T7" style:family="text">
      <style:text-properties officeooo:rsid="003921c7"/>
    </style:style>
    <style:style style:name="T8" style:family="text">
      <style:text-properties officeooo:rsid="003a0d21"/>
    </style:style>
    <style:style style:name="T9" style:family="text">
      <style:text-properties officeooo:rsid="003a50df"/>
    </style:style>
    <style:style style:name="T10" style:family="text">
      <style:text-properties officeooo:rsid="003af319"/>
    </style:style>
    <style:style style:name="T11" style:family="text">
      <style:text-properties officeooo:rsid="003d1d99"/>
    </style:style>
    <style:style style:name="T12" style:family="text">
      <style:text-properties officeooo:rsid="003c7d62"/>
    </style:style>
    <style:style style:name="T13" style:family="text">
      <style:text-properties officeooo:rsid="00402235"/>
    </style:style>
    <style:style style:name="T14" style:family="text">
      <style:text-properties officeooo:rsid="00427bd9"/>
    </style:style>
    <style:style style:name="T15" style:family="text">
      <style:text-properties officeooo:rsid="0047ce9b"/>
    </style:style>
    <style:style style:name="T16" style:family="text">
      <style:text-properties officeooo:rsid="004a9cad"/>
    </style:style>
    <style:style style:name="T17" style:family="text">
      <style:text-properties officeooo:rsid="004416be"/>
    </style:style>
    <style:style style:name="T18" style:family="text">
      <style:text-properties officeooo:rsid="004ad12d"/>
    </style:style>
    <style:style style:name="T19" style:family="text">
      <style:text-properties officeooo:rsid="00419648"/>
    </style:style>
    <style:style style:name="T20" style:family="text">
      <style:text-properties officeooo:rsid="004fe31b"/>
    </style:style>
    <style:style style:name="T21" style:family="text">
      <style:text-properties officeooo:rsid="0050a370"/>
    </style:style>
    <style:style style:name="T22" style:family="text">
      <style:text-properties fo:color="#808080" fo:font-size="14pt" style:font-size-asian="14pt" style:font-name-complex="Times New Roman1" style:font-size-complex="14pt"/>
    </style:style>
    <style:style style:name="T23" style:family="text">
      <style:text-properties fo:color="#808080" fo:font-size="14pt" officeooo:rsid="0014739e" style:font-size-asian="14pt" style:font-name-complex="Times New Roman1" style:font-size-complex="14pt"/>
    </style:style>
    <style:style style:name="T24" style:family="text">
      <style:text-properties fo:color="#808080" fo:font-size="9pt" style:font-size-asian="9pt" style:font-name-complex="Times New Roman1" style:font-size-complex="9pt"/>
    </style:style>
    <style:style style:name="T25" style:family="text">
      <style:text-properties fo:color="#808080" fo:font-size="9pt" officeooo:rsid="0014739e" style:font-size-asian="9pt" style:font-name-complex="Times New Roman1" style:font-size-complex="9pt"/>
    </style:style>
    <style:style style:name="T26" style:family="text">
      <style:text-properties fo:font-size="10pt" style:font-size-asian="10pt" style:font-size-complex="9pt"/>
    </style:style>
    <style:style style:name="T27" style:family="text">
      <style:text-properties fo:font-weight="bold" style:font-weight-asian="bold" style:font-weight-complex="bold"/>
    </style:style>
    <style:style style:name="T28" style:family="text">
      <style:text-properties fo:font-weight="bold" officeooo:rsid="002d42ff" style:font-weight-asian="bold" style:font-weight-complex="bold"/>
    </style:style>
    <style:style style:name="T29" style:family="text">
      <style:text-properties fo:font-weight="bold" officeooo:rsid="0014739e" style:font-weight-asian="bold" style:font-weight-complex="bold"/>
    </style:style>
    <style:style style:name="T30" style:family="text">
      <style:text-properties officeooo:rsid="00335ea3"/>
    </style:style>
    <style:style style:name="T31" style:family="text">
      <style:text-properties officeooo:rsid="0035516c"/>
    </style:style>
    <style:style style:name="T32" style:family="text">
      <style:text-properties officeooo:rsid="003921c7"/>
    </style:style>
    <style:style style:name="T33" style:family="text">
      <style:text-properties officeooo:rsid="003a0d21"/>
    </style:style>
    <style:style style:name="T34" style:family="text">
      <style:text-properties officeooo:rsid="003a50df"/>
    </style:style>
    <style:style style:name="T35" style:family="text">
      <style:text-properties officeooo:rsid="003af319"/>
    </style:style>
    <style:style style:name="T36" style:family="text">
      <style:text-properties officeooo:rsid="003d1d99"/>
    </style:style>
    <style:style style:name="T37" style:family="text">
      <style:text-properties officeooo:rsid="003c7d62"/>
    </style:style>
    <style:style style:name="T38" style:family="text">
      <style:text-properties officeooo:rsid="00402235"/>
    </style:style>
    <style:style style:name="T39" style:family="text">
      <style:text-properties officeooo:rsid="00427bd9"/>
    </style:style>
    <style:style style:name="T40" style:family="text">
      <style:text-properties officeooo:rsid="0047ce9b"/>
    </style:style>
    <style:style style:name="T41" style:family="text">
      <style:text-properties officeooo:rsid="004a9cad"/>
    </style:style>
    <style:style style:name="T42" style:family="text">
      <style:text-properties officeooo:rsid="004416be"/>
    </style:style>
    <style:style style:name="T43" style:family="text">
      <style:text-properties officeooo:rsid="004ad12d"/>
    </style:style>
    <style:style style:name="T44" style:family="text">
      <style:text-properties officeooo:rsid="00419648"/>
    </style:style>
    <style:style style:name="T45" style:family="text">
      <style:text-properties officeooo:rsid="004fe31b"/>
    </style:style>
    <style:style style:name="T46" style:family="text">
      <style:text-properties officeooo:rsid="0050a370"/>
    </style:style>
    <style:style style:name="T47" style:family="text">
      <style:text-properties fo:font-size="9pt" style:font-size-asian="9pt" style:font-size-complex="9pt"/>
    </style:style>
    <style:style style:name="T48" style:family="text">
      <style:text-properties fo:font-size="10.5pt" fo:font-weight="bold" style:font-size-asian="10.5pt" style:font-weight-asian="bold" style:font-size-complex="10.5pt" style:font-weight-complex="bold"/>
    </style:style>
    <style:style style:name="T49" style:family="text">
      <style:text-properties fo:font-size="10.5pt" fo:font-weight="bold" officeooo:rsid="0014739e" style:font-size-asian="10.5pt" style:font-weight-asian="bold" style:font-size-complex="10.5pt" style:font-weight-complex="bold"/>
    </style:style>
    <style:style style:name="T50" style:family="text">
      <style:text-properties fo:font-size="10.5pt" fo:font-weight="bold" officeooo:rsid="007b264d" style:font-size-asian="10.5pt" style:font-weight-asian="bold" style:font-size-complex="10.5pt" style:font-weight-complex="bold"/>
    </style:style>
    <style:style style:name="T51" style:family="text">
      <style:text-properties fo:font-size="10.5pt" style:font-size-asian="10.5pt" style:font-size-complex="10.5pt"/>
    </style:style>
    <style:style style:name="T52" style:family="text">
      <style:text-properties fo:font-size="10.5pt" officeooo:rsid="005566ad" style:font-size-asian="10.5pt" style:font-size-complex="10.5pt"/>
    </style:style>
    <style:style style:name="T53" style:family="text">
      <style:text-properties fo:font-size="10.5pt" officeooo:rsid="0078102a" style:font-size-asian="10.5pt" style:font-size-complex="10.5pt"/>
    </style:style>
    <style:style style:name="T54" style:family="text">
      <style:text-properties fo:font-size="10.5pt" officeooo:rsid="0079b432" style:font-size-asian="10.5pt" style:font-size-complex="10.5pt"/>
    </style:style>
    <style:style style:name="T55" style:family="text">
      <style:text-properties fo:font-size="10.5pt" officeooo:rsid="007e6cae" style:font-size-asian="10.5pt" style:font-size-complex="10.5pt"/>
    </style:style>
    <style:style style:name="T56" style:family="text">
      <style:text-properties officeooo:rsid="0079b432"/>
    </style:style>
    <style:style style:name="T57" style:family="text">
      <style:text-properties officeooo:rsid="00818505"/>
    </style:style>
    <style:style style:name="T58" style:family="text">
      <style:text-properties officeooo:rsid="00832f8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tracked-changes text:track-changes="false">
        <text:changed-region xml:id="ct193245376" text:id="ct193245376">
          <text:deletion>
            <office:change-info>
              <dc:creator>Eduardo Villota</dc:creator>
              <dc:date>2016-11-07T15:32:00</dc:date>
            </office:change-info>
            <text:p text:style-name="P1"/>
            <text:p text:style-name="P2"/>
            <text:p text:style-name="P3">Fuentes de Consulta:</text:p>
            <text:p text:style-name="P3"><text:a xlink:type="simple" xlink:href="https://www.youtube.com/watch?v=TKl-Vn2ybhc" text:style-name="Internet_20_link" text:visited-style-name="Visited_20_Internet_20_Link"><text:span text:style-name="T1">https://www.youtube.com/watch?v=TKl-Vn2ybhc</text:span></text:a></text:p>
            <text:p text:style-name="P3"><text:a xlink:type="simple" xlink:href="https://es.wikipedia.org/wiki/Círculo_de_Deming" text:style-name="Internet_20_link" text:visited-style-name="Visited_20_Internet_20_Link"><text:span text:style-name="T1">https://es.wikipedia.org/wiki/C%C3%ADrculo_de_Deming</text:span></text:a></text:p>
            <text:p text:style-name="P4"><text:a xlink:type="simple" xlink:href="http://www.deperu.com/abc/gestion-empresarial/3124/las-7-enfermedades-mortales-de-la-gerencia-segun-deming" text:style-name="Internet_20_link" text:visited-style-name="Visited_20_Internet_20_Link"><text:span text:style-name="T1">http://www.deperu.com/abc/gestion-empresarial/3124/las-7-enfermedades-mortales-de-la-gerencia-segun-deming</text:span></text:a></text:p>
            <text:p text:style-name="P4"><text:a xlink:type="simple" xlink:href="http://calidadtotaltqm.blogspot.com/2010/03/deming-y-las-7-enfermedades-mortales-de.html" text:style-name="Internet_20_link" text:visited-style-name="Visited_20_Internet_20_Link"><text:span text:style-name="T1">http://calidadtotaltqm.blogspot.com/2010/03/deming-y-las-7-enfermedades-mortales-de.html</text:span></text:a></text:p>
            <text:p text:style-name="P5"><text:a xlink:type="simple" xlink:href="https://www.youtube.com/watch?v=SbCo0kcXKEQ" text:style-name="Internet_20_link" text:visited-style-name="Visited_20_Internet_20_Link"><text:span text:style-name="T1">https://www.youtube.com/watch?v=SbCo0kcXKEQ</text:span></text:a></text:p>
            <text:p text:style-name="P5"><text:a xlink:type="simple" xlink:href="http://www.monografias.com/trabajos14/principios-deming/principios-deming.shtml" text:style-name="Internet_20_link" text:visited-style-name="Visited_20_Internet_20_Link"><text:span text:style-name="T1">http://www.monografias.com/trabajos14/principios-deming/principios-deming.shtml</text:span></text:a></text:p>
            <text:p text:style-name="P6"><text:a xlink:type="simple" xlink:href="https://es.wikipedia.org/wiki/Joseph_Juran" text:style-name="Internet_20_link" text:visited-style-name="Visited_20_Internet_20_Link"><text:span text:style-name="T1">https://es.wikipedia.org/wiki/Joseph_Juran</text:span></text:a></text:p>
            <text:p text:style-name="P7"/>
            <text:p text:style-name="P8"/>
            <text:p text:style-name="P8"/>
            <text:p text:style-name="P9"/>
            <text:p text:style-name="P9"/>
            <text:p text:style-name="P3"/>
            <text:p text:style-name="P2"/>
          </text:deletion>
        </text:changed-region>
        <text:changed-region xml:id="ct196894208" text:id="ct196894208">
          <text:deletion>
            <office:change-info>
              <dc:creator>Eduardo Villota</dc:creator>
              <dc:date>2016-11-04T22:52:00</dc:date>
            </office:change-info>
            <text:p text:style-name="P10"/>
            <text:p text:style-name="P11"/>
            <text:p text:style-name="P1"/>
          </text:deletion>
        </text:changed-region>
        <text:changed-region xml:id="ct192318736" text:id="ct192318736">
          <text:deletion>
            <office:change-info>
              <dc:creator>Eduardo Villota</dc:creator>
              <dc:date>2016-11-07T15:32:00</dc:date>
            </office:change-info>
            <text:p text:style-name="P12"><text:span text:style-name="T2"><text:s/>1.- <text:s/></text:span><text:span text:style-name="T3">Resumen</text:span><text:span text:style-name="T2"> </text:span><text:span text:style-name="T4">Lectura Inteligencia Emocional Y El Éxito De Las Empresas</text:span></text:p>
            <text:p text:style-name="P13"/>
            <text:p text:style-name="P14"/>
            <text:p text:style-name="P15">El Gerente de Proyectos debe estar en capacidad de conocer y respetar el ciclo de vida de un proyecto, se debe encargar de planificar las tareas y trabajos del proyecto para que se realicen dentro de los plazos establecidos, <text:span text:style-name="T5">planificar las tareas con tiempo</text:span>, actuar en caso de que se presente un imprevisto durante la ejecución del proyecto, para minimizar el tiempo y los recursos que se vean afectados en la resolución del inconveniente. </text:p>
            <text:p text:style-name="P15"/>
            <text:p text:style-name="P15">Pero dentro de sus <text:span text:style-name="T5">responsabilidades</text:span> no solo <text:span text:style-name="T5">están</text:span> el controlar los tiempos y los recursos si<text:span text:style-name="T5">no también</text:span> el de revisar que los trabajos se realicen de forma satisfactoria <text:span text:style-name="T5">con los recursos asignados.</text:span></text:p>
            <text:p text:style-name="P15"/>
            <text:p text:style-name="P2">Uno de los objetivos de la dirección de proyectos es la controlar y ayudar durante el desarrollo del proyecto, controla las partes de manejo de personal, administración de recursos, tiempos y cumplimiento de plazos así como la calidad de el producto o servicio, ayuda a crear un mejor ambiente de trabajo mejorando la comunicación entre los colaboradores, apoya a sus integrantes en caso de que exista ese requerimiento.</text:p>
            <text:p text:style-name="P2"/>
            <text:p text:style-name="P2">El gerente de proyectos debe tener amplio conocimiento en el área de gestión concernientes a la administración de proyectos, aunque actualmente no es suficiente debe conocer y manejar aunque de manera básica otros aspectos como Comunicación, ámbito Legal, <text:span text:style-name="T6">conocimiento del producto o servicio en el que se trabaja.</text:span></text:p>
            <text:p text:style-name="P2"/>
            <text:p text:style-name="P16">La Gerencia de Proyectos es la encargada de controlar y manejar el proyecto, mantener informados del avance o inconvenientes a los integrantes del equipo, la gerencia de Proyectos se alimenta de las experiencias de sus colaboradores y corrige fallos durante la ejecución. En si la Gerencia de Proyectos se encarga de manejar todo el proyecto en si tratando de abarcar todos los aspectos, Calidad, tiempos, costos, riesgos, Recursos, todos estos controles deben ser manejados por la gerencia con la ayuda de los integrantes del equipo encargados de realizar el proyecto, asignándoles tareas y responsabilidades a cumplir para que el trabajo no sea demasiado pesado para una sola área.</text:p>
            <text:p text:style-name="P16"/>
            <text:p text:style-name="P17">Las faces y etapas de vida de un proyecto esta <text:span text:style-name="T7">divida en tres partes:</text:span></text:p>
            <text:list xml:id="list8677479849055274834" text:style-name="L1">
              <text:list-item>
                <text:p text:style-name="P18"><text:span text:style-name="T2">Pre inversión o Creación del Proyecto:</text:span> En esta fase tenemos varias etapas como la creación de proyecto los estudios por los cuales se demuestra que el proyecto es viable y factible, En otras se define el perfil del proyecto.</text:p>
                <text:p text:style-name="P18"/>
              </text:list-item>
              <text:list-item>
                <text:p text:style-name="P18">Inversión o Financiamiento: no es mas que la búsqueda del capital necesario para la ejecución del proyecto, luego de encontrarla se ejecuta el proyecto.</text:p>
                <text:p text:style-name="P18"/>
              </text:list-item>
              <text:list-item>
                <text:p text:style-name="P18">Operación y Mantenimiento: Esta fase se ejecuta durante la vida del proyecto consiste en la ejecución del proyecto usando los conocimientos de la gerencia de proyectos para la producción de los bienes o servicios estipulados en el proyecto.</text:p>
              </text:list-item>
            </text:list>
            <text:p text:style-name="P19"/>
            <text:p text:style-name="P19"/>
            <text:p text:style-name="P20">Es necesario conocer el ciclo de vida de un proyecto, existen estándares que nos ayudan con guiás para que el proyecto sea mejor planteado, ejecutado, y entregado reduciendo los riesgos que pueden llevar al fracaso en el alcance o en la calidad de los productos y /o servicios.</text:p>
            <text:p text:style-name="P20"/>
            <text:p text:style-name="P20"/>
            <text:p text:style-name="P20">Conclusión Personal:</text:p>
            <text:p text:style-name="P20"/>
            <text:p text:style-name="P20">Para mi es interesante ver como se han establecido técnicas para el control total del los proyectos o al menos eso es lo que se intenta, entiendo que con el seguimiento a cabalidad de la mayoría de las reglas establecidas podemos asegurar en un mayor porcentaje el éxito del proyecto, digo la mayoría porque existe la posibilidad de que aplicarlas todas sea contraproducente. Sin embargo siempre existe el riego del fracaso y no lo digo con mala intención, de hecho puedo ver que dentro de las habilidades del Gerente de Proyectos se establecen que se debe tener conocimientos al menos básicos en varios campos de la administración, para mi los mas importantes serian el de la comunicación en el caso de que sea buena el administrador tiene la capacidad de conocer el estado de su proyecto, el manejo del personar y los recursos así como capacidad de mando. Con esto no digo que los demás no sirvan, o talv<text:span text:style-name="T8">é</text:span>s sea por mi falta de experiencia pero eso es todo en cuanto a mi <text:span text:style-name="T8">comentario</text:span> personal.</text:p>
            <text:p text:style-name="P20"/>
            <text:p text:style-name="P20"/>
            <text:p text:style-name="P21">2.- CONSULTA:</text:p>
            <text:p text:style-name="P22"/>
            <text:p text:style-name="P22">A Continuación se expone un resumen del trabajo de investigación realizado para la tarea </text:p>
            <text:p text:style-name="P22"/>
            <text:list xml:id="list1952611711424191565" text:style-name="L2">
              <text:list-item>
                <text:p text:style-name="P23">Ciclo De Deming</text:p>
              </text:list-item>
            </text:list>
            <text:p text:style-name="P24">Este es es conocido principalmente como PDCA, es un ciclo de mejoramiento continuo que se basa en en cuatro acciones <text:span text:style-name="T9">detalladas en el gráfico.</text:span></text:p>
            <text:p text:style-name="P25"><draw:frame draw:style-name="fr1" draw:name="Image2" text:anchor-type="paragraph" svg:x="1.6425in" svg:y="0.0752in" svg:width="3.7811in" svg:height="3.7598in" draw:z-index="0"><draw:image xlink:href="Pictures/10000201000002110000020ED8DD7F827465A8A4.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Este se representa en forma de un ciclo infinito porque se trata de una técnica de mejoramiento continuo se divide en cuarto pasos consecutivos:</text:p>
            <text:p text:style-name="P27"/>
            <text:p text:style-name="P27"/>
            <text:list xml:id="list2182657995192561095" text:style-name="L3">
              <text:list-item>
                <text:p text:style-name="P28">Planificar</text:p>
              </text:list-item>
            </text:list>
            <text:p text:style-name="P26">Durante esta fase de la metodología <text:s/>se realiza tareas de investigación y <text:span text:style-name="T10">se construye el proyecto, a solución o mejora que se esta planteando realizando:</text:span></text:p>
            <text:list xml:id="list6923544413367232991" text:style-name="L4">
              <text:list-item>
                <text:list>
                  <text:list-item>
                    <text:list>
                      <text:list-item>
                        <text:p text:style-name="P29">Recolectando información utilizando herramientas de recolección de datos como la estadística</text:p>
                      </text:list-item>
                      <text:list-item>
                        <text:p text:style-name="P29">Establecer las actividades necesarias y su planificación para </text:p>
                      </text:list-item>
                      <text:list-item>
                        <text:p text:style-name="P29">Definir el problema a resolver, establecer los objetivos y el alcance del proyectos</text:p>
                      </text:list-item>
                      <text:list-item>
                        <text:p text:style-name="P29">Definir las estrategias y asignación de responsabilidades</text:p>
                      </text:list-item>
                    </text:list>
                    <text:p text:style-name="P29"/>
                  </text:list-item>
                </text:list>
              </text:list-item>
            </text:list>
            <text:list xml:id="list1130033756599" text:continue-list="list2182657995192561095" text:style-name="L3">
              <text:list-item>
                <text:p text:style-name="P28">Hacer</text:p>
              </text:list-item>
            </text:list>
            <text:p text:style-name="P30">Se realizan los cambios necesarios para resolver el problema planteado en el paso anterior, mediante la implementación de la planificación de la solución, comprobar que el plan funcione <text:span text:style-name="T11">generalmente en un plan piloto</text:span>.</text:p>
            <text:p text:style-name="P31"><text:s/></text:p>
            <text:list xml:id="list1129663447617" text:continue-numbering="true" text:style-name="L3">
              <text:list-item>
                <text:p text:style-name="P28">Verificar</text:p>
              </text:list-item>
            </text:list>
            <text:p text:style-name="P30">Evaluar la evolución del proceso <text:span text:style-name="T12">comprobando</text:span> <text:span text:style-name="T12">que </text:span>mejora o <text:span text:style-name="T12">solución</text:span> propuesta <text:span text:style-name="T12">funciona</text:span> como se esperaba, en el caso de que la <text:span text:style-name="T12">solución</text:span> propuesta presente un inconveniente n<text:span text:style-name="T12">o esperado, de ser necesario la implementación de una solución para este nuevo problema se inicia un nuevo proceso para resolver ese problema, la verificación cuenta con herramientas que facilitan y aclaran el análisis.</text:span></text:p>
            <text:list xml:id="list7791101167754998694" text:style-name="L5">
              <text:list-item>
                <text:list>
                  <text:list-item>
                    <text:p text:style-name="P32">Diagrama de Pareto</text:p>
                  </text:list-item>
                  <text:list-item>
                    <text:p text:style-name="P32">Diagrama de Correlación</text:p>
                  </text:list-item>
                  <text:list-item>
                    <text:p text:style-name="P32">Listas de Control</text:p>
                  </text:list-item>
                  <text:list-item>
                    <text:p text:style-name="P32">Cuadro de Mando</text:p>
                  </text:list-item>
                  <text:list-item>
                    <text:p text:style-name="P32">Diagrama De Localización de Problemas (Ishikawa)</text:p>
                  </text:list-item>
                </text:list>
              </text:list-item>
            </text:list>
            <text:p text:style-name="P31"/>
            <text:list xml:id="list1129253832029" text:continue-list="list1129663447617" text:style-name="L3">
              <text:list-item>
                <text:p text:style-name="P28">Actuar</text:p>
              </text:list-item>
            </text:list>
            <text:p text:style-name="P33">Es el último control del ciclo, en el caso de que la soluciones o mejora planteada en un inicio funciona como se esperaba se procede con la estandarización del proceso, existe también el caso en el que la solución propuesta tenga que ser corregida.</text:p>
            <text:p text:style-name="P33">En cualquiera de los dos casos el ciclo continua, por un lado si la solución o mejora está de <text:s/>acuerdo a lo que se esperaba se debe planificar la estandarización y hacer el seguimiento de la evolución en el proyecto , existe también la posibilidad de que la solución no funcione para ello se vuelve a planificar, hacer, revisar y actuar</text:p>
            <text:p text:style-name="P25"/>
            <text:p text:style-name="P25"/>
            <text:list xml:id="list1130709393391" text:continue-list="list1952611711424191565" text:style-name="L2">
              <text:list-item>
                <text:p text:style-name="P23">1<text:span text:style-name="T13">4</text:span> Mandamientos <text:span text:style-name="T13">de Deming</text:span></text:p>
              </text:list-item>
            </text:list>
            <text:p text:style-name="P34"/>
            <text:list xml:id="list1768740699346216343" text:style-name="L6">
              <text:list-item>
                <text:list>
                  <text:list-item>
                    <text:p text:style-name="P35">Generar Propósitos Constantes</text:p>
                  </text:list-item>
                </text:list>
              </text:list-item>
            </text:list>
            <text:p text:style-name="P36"><text:span text:style-name="T14">E</text:span>n este mandamiento se habla que los propósitos de las empresas debería estar, mantenerse en el negocio, creación de mejores productos, mejoramiento continuo y la búsqueda de la mejor calidad, <text:span text:style-name="T15">una de las formas de lograrlos es conservando los directivos.</text:span></text:p>
            <text:p text:style-name="P36"/>
            <text:list xml:id="list1129310202497" text:continue-numbering="true" text:style-name="L6">
              <text:list-item>
                <text:list>
                  <text:list-item>
                    <text:p text:style-name="P35">Adoptar Una Nueva Filosofía </text:p>
                  </text:list-item>
                </text:list>
              </text:list-item>
            </text:list>
            <text:p text:style-name="P37">Se propone adoptar una filosofía basado en el mejoramiento constante, esta filosofía no debe permitir que mano de obra deficiente o errores en los procesos</text:p>
            <text:p text:style-name="P38"/>
            <text:list xml:id="list1129663944070" text:continue-numbering="true" text:style-name="L6">
              <text:list-item>
                <text:list>
                  <text:list-item>
                    <text:p text:style-name="P35">No depender la Inspección Masiva</text:p>
                  </text:list-item>
                </text:list>
              </text:list-item>
            </text:list>
            <text:p text:style-name="P37">Para mejorar la calidad se debe realizar mejoras en los procesos para que se pueda dar la empresa tiene que realizar estudios estadísticos para tomar sus decisiones.</text:p>
            <text:p text:style-name="P39"/>
            <text:p text:style-name="P39"/>
            <text:p text:style-name="P39"/>
            <text:list xml:id="list1131047084787" text:continue-numbering="true" text:style-name="L6">
              <text:list-item>
                <text:list>
                  <text:list-item>
                    <text:p text:style-name="P35">Acabar Con Los Contratos de Compras en Precios y Reducir Proveedores</text:p>
                  </text:list-item>
                </text:list>
              </text:list-item>
            </text:list>
            <text:p text:style-name="P36">Se debe manejar la menor cantidad de proveedores posibles ya que esto permite una mejor relación entre el proveedor y la empresa.</text:p>
            <text:p text:style-name="P39"/>
            <text:list xml:id="list1130271716226" text:continue-numbering="true" text:style-name="L6">
              <text:list-item>
                <text:list>
                  <text:list-item>
                    <text:p text:style-name="P35">Mejoramiento Continuación de Producción y Servicio</text:p>
                  </text:list-item>
                </text:list>
              </text:list-item>
            </text:list>
            <text:p text:style-name="P37">Se debe mejorar los procesos de producción del bien o servicio, la gerencia debe reducir los desperdicios. El objetivo <text:span text:style-name="T16">principal</text:span> de este mandamiento es reducir los niveles de tolerancia hasta llegar a sigma 6 (3 -4 defectos por millón)</text:p>
            <text:p text:style-name="P37"/>
            <text:list xml:id="list1130665067292" text:continue-numbering="true" text:style-name="L6">
              <text:list-item>
                <text:list>
                  <text:list-item>
                    <text:p text:style-name="P35">Capacitación Y Entrenamiento En El Trabajo</text:p>
                  </text:list-item>
                </text:list>
              </text:list-item>
            </text:list>
            <text:p text:style-name="P37">Todos los empleados deben <text:span text:style-name="T16">tener conocimientos concretos que tengan que ver con su actividad laboral, esto permite que el empleado pueda generar un mejor producto y/o servicio, con la asimilación de conocimientos el empleado desarrolla técnicas que le ayuda en su trabajo mejorando la calidad.</text:span></text:p>
            <text:p text:style-name="P37"/>
            <text:list xml:id="list1130153239353" text:continue-numbering="true" text:style-name="L6">
              <text:list-item>
                <text:list>
                  <text:list-item>
                    <text:p text:style-name="P35">Instituir En Liderazgo</text:p>
                  </text:list-item>
                </text:list>
              </text:list-item>
            </text:list>
            <text:p text:style-name="P40">Cuando se designe un líder no es solo para vigilar y controlar sino también para ayudar y reconocer, un líder debe tener la capacidad de ayudar a mejorar los procesos, colaborando a sus subalternos orientarlos y mantener una buena comunicación.</text:p>
            <text:p text:style-name="P40"/>
            <text:list xml:id="list1130970129747" text:continue-numbering="true" text:style-name="L6">
              <text:list-item>
                <text:list>
                  <text:list-item>
                    <text:p text:style-name="P35">Trabajar con Eficiencia y Vencer El Medio</text:p>
                  </text:list-item>
                </text:list>
              </text:list-item>
            </text:list>
            <text:p text:style-name="P40">Para mejorar la calidad y/o productividad es necesario que los empleados se sientan seguros con libertad de expresar sus dudas y temores, esto permite que se mejore la comunicación entre las personas que forman la empresa, lo que conlleva a una mejor producción con calidad superior, y por sobre todo la estabilidad emocional del personal.</text:p>
            <text:p text:style-name="P40"/>
            <text:list xml:id="list1130911215304" text:continue-numbering="true" text:style-name="L6">
              <text:list-item>
                <text:list>
                  <text:list-item>
                    <text:p text:style-name="P35"><text:s/>Mejorar La Comunicación <text:span text:style-name="T17">Romper Las Barreras</text:span></text:p>
                  </text:list-item>
                </text:list>
              </text:list-item>
            </text:list>
            <text:p text:style-name="P36">Permitir una mejor comunicación <text:span text:style-name="T16">es necesario eliminar la rivalidad entre los trabajadores, competencias que limitan la producción de la empresa, cuando los miembros de una empresa cualquiera que sea su rango puede expresar sus dudas, opiniones o pensamientos permite que aprenda de los demás en caso de estar equivocado, caso contrario aporta al mejoramiento de la empresa.</text:span></text:p>
            <text:p text:style-name="P41"/>
            <text:list xml:id="list1130174977579" text:continue-numbering="true" text:style-name="L6">
              <text:list-item>
                <text:list>
                  <text:list-item>
                    <text:p text:style-name="P35">Eliminar los Lemas y Las Exhortaciones Para Mejorar La Productividad</text:p>
                  </text:list-item>
                </text:list>
              </text:list-item>
            </text:list>
            <text:p text:style-name="P36">Eliminar los eslogan,<text:span text:style-name="T18"> lemas o metas propuestas porque, la razón es que estos factores generan estrés en el personal de la empresa, poniendo primero la meta a alcanzar antes que la calidad de los procesos.</text:span></text:p>
            <text:p text:style-name="P42"/>
            <text:list xml:id="list1130109436977" text:continue-numbering="true" text:style-name="L6">
              <text:list-item>
                <text:list>
                  <text:list-item>
                    <text:p text:style-name="P35">Eliminar la Administración Numérica </text:p>
                  </text:list-item>
                </text:list>
              </text:list-item>
            </text:list>
            <text:p text:style-name="P36">Eliminar las cu<text:span text:style-name="T18">o</text:span>tas <text:span text:style-name="T18">numéricas</text:span>, <text:span text:style-name="T18">como por ejemplo evaluar al personal por la cantidad de producción y no por la calidad, esta evaluación generalmente trae castigos para el empleado que no cumpla la cuota, en lugar de calificar por la cantidad se debe hacer por la calidad de lo producido.</text:span></text:p>
            <text:p text:style-name="P42"/>
            <text:list xml:id="list1130422378782" text:continue-numbering="true" text:style-name="L6">
              <text:list-item>
                <text:list>
                  <text:list-item>
                    <text:p text:style-name="P35">Derribar la Barrera de Sentirse Orgulloso <text:span text:style-name="T18">Por El Trabajo Realizado</text:span></text:p>
                  </text:list-item>
                </text:list>
              </text:list-item>
            </text:list>
            <text:p text:style-name="P36">Fomentar el orgullo en las personas por el trabajo que realizan, <text:span text:style-name="T18">todas las personas saben cuando no hacen su trabajo como deberían, todos tenemos la sensación de poder hacerlo mejor, pero en el caso de las empresas esto no siempre se puede cumplir por la vigilancia de los supervisores a los cuales les interesa mas lograr la cantidad que la calidad del producto.</text:span></text:p>
            <text:p text:style-name="P36"/>
            <text:p text:style-name="P36"/>
            <text:p text:style-name="P36"/>
            <text:p text:style-name="P39"/>
            <text:list xml:id="list1131310132054" text:continue-numbering="true" text:style-name="L6">
              <text:list-item>
                <text:list>
                  <text:list-item>
                    <text:p text:style-name="P35">Establecer Programas de Educación y Entrenamiento</text:p>
                  </text:list-item>
                </text:list>
              </text:list-item>
            </text:list>
            <text:p text:style-name="P43">Este mandamiento habla de la capacitación <text:s/>a las personas antes y durante su promontorio, el echo de que una persona vaya a ser ascendida no significa que esté entrenada para tomar las decisiones de su cargo o disponga del conocimiento necesario para el manejo de las técnicas estadísticas.</text:p>
            <text:p text:style-name="P43"/>
            <text:list xml:id="list1131127281426" text:continue-numbering="true" text:style-name="L6">
              <text:list-item>
                <text:list>
                  <text:list-item>
                    <text:p text:style-name="P35">Tomar Medidas Para Lograr La Transformación</text:p>
                  </text:list-item>
                </text:list>
              </text:list-item>
            </text:list>
            <text:p text:style-name="P43">Para poder cambiar la empresa es necesario que la gerencia se comprometa con los objetivos de la empresa, ser un ejemplo para el personal, la gerencia debe ser constante en los procesos de cambio para que la transformación de la empresa se dé.</text:p>
            <text:p text:style-name="P33"/>
            <text:p text:style-name="P44"/>
            <text:list xml:id="list1130197227319" text:continue-list="list1130709393391" text:style-name="L2">
              <text:list-item>
                <text:p text:style-name="P23">7 Enfermedades Mortales De La Gerencia</text:p>
              </text:list-item>
            </text:list>
            <text:p text:style-name="P45">Este <text:s/>articulo habla de las debilidades de la gerencia al momento de gestionar una compañía o proyecto</text:p>
            <text:p text:style-name="P46"/>
            <text:list xml:id="list1119070625204449287" text:style-name="L7">
              <text:list-item>
                <text:list>
                  <text:list-item>
                    <text:p text:style-name="P47">Falta De Constancia En El Propósito</text:p>
                  </text:list-item>
                </text:list>
              </text:list-item>
            </text:list>
            <text:p text:style-name="P48">Cuando la Gerencia cambia constantemente de dirección, sea por el cambio de metodologías, procesos, políticas internas, falta de constancia y compromiso por parte de sus directivos, incluso si no se tiene definido la misión y visión, la empresa no tiene un propósito al cual regirse, ocasionando la falta de constancia <text:span text:style-name="T13">y el mal funcionamiento o inoperabilidad.</text:span></text:p>
            <text:p text:style-name="P48"/>
            <text:list xml:id="list1129761354598" text:continue-numbering="true" text:style-name="L7">
              <text:list-item>
                <text:list>
                  <text:list-item>
                    <text:p text:style-name="P47">Énfasis en las utilidades a Corto Plazo</text:p>
                  </text:list-item>
                </text:list>
              </text:list-item>
            </text:list>
            <text:p text:style-name="P49">Este problema esta dado por el deso de obtener beneficios a corto plazo lo que lleva al uso de los reportes financieros, en los que se busca que los resultados sean positivos, lo ideal es pensar a futuro en la proyección de la empresa </text:p>
            <text:p text:style-name="P49"/>
            <text:list xml:id="list1129332010700" text:continue-numbering="true" text:style-name="L7">
              <text:list-item>
                <text:list>
                  <text:list-item>
                    <text:p text:style-name="P47">Evaluación <text:span text:style-name="T13">D</text:span>el <text:span text:style-name="T13">D</text:span>esempeño, <text:span text:style-name="T13">C</text:span>lasificación <text:span text:style-name="T13">S</text:span>egún <text:span text:style-name="T13">M</text:span>erito</text:p>
                  </text:list-item>
                </text:list>
              </text:list-item>
            </text:list>
            <text:p text:style-name="P50">Este mandamiento habla de aceptar los errores en los procesos como propios de la gerencia, de acuerdo a Ishikawa el 85% de los problemas son responsabilidad de la gerencia, así que en lugar de buscar un culpable de estos problemas es mejor buscar una solución al problema en cuestión y aceptar que el fallo puede ser ocasionado por la gerencia. </text:p>
            <text:p text:style-name="P50"/>
            <text:list xml:id="list1129672770560" text:continue-numbering="true" text:style-name="L7">
              <text:list-item>
                <text:list>
                  <text:list-item>
                    <text:p text:style-name="P47">Movilidad de la Gerencia</text:p>
                  </text:list-item>
                </text:list>
              </text:list-item>
            </text:list>
            <text:p text:style-name="P50">Los empleados encargados de la gerencia no siempre permanecen un tiempo considerable como para emprender tareas a largo plazo que lleguen al éxito, esto debido a que cada persona tiene sus propias habilidades, ideas y metodologías de trabajo, ese cambio hace que se pierda el norte a largo plazo</text:p>
            <text:p text:style-name="P50"/>
            <text:list xml:id="list1131025724875" text:continue-numbering="true" text:style-name="L7">
              <text:list-item>
                <text:list>
                  <text:list-item>
                    <text:p text:style-name="P47">Manejar la Compañía Basándose Unicamente en las Cifras Visibles</text:p>
                  </text:list-item>
                </text:list>
              </text:list-item>
            </text:list>
            <text:p text:style-name="P50">No necesariamente un estado financiero optimo refleja la situación de la empresa , se deben tomar en cuenta otros indicadores que son los que realmente pueden indicar el estado de la empresa como son</text:p>
            <text:list xml:id="list1106750995824980294" text:style-name="L8">
              <text:list-item>
                <text:list>
                  <text:list-item>
                    <text:p text:style-name="P51">Calidad de producto</text:p>
                  </text:list-item>
                  <text:list-item>
                    <text:p text:style-name="P51">Capacidad gerencial</text:p>
                  </text:list-item>
                  <text:list-item>
                    <text:p text:style-name="P51">Recursos Humanos</text:p>
                  </text:list-item>
                  <text:list-item>
                    <text:p text:style-name="P51">Fidelidad de los clientes</text:p>
                    <text:p text:style-name="P51"/>
                  </text:list-item>
                </text:list>
              </text:list-item>
            </text:list>
            <text:p text:style-name="P50"/>
            <text:p text:style-name="P50"/>
            <text:p text:style-name="P50"/>
            <text:p text:style-name="P50"/>
            <text:list xml:id="list1129341559431" text:continue-list="list1131025724875" text:style-name="L7">
              <text:list-item>
                <text:list>
                  <text:list-item>
                    <text:p text:style-name="P47">Costes Médicos Excesivos </text:p>
                  </text:list-item>
                </text:list>
              </text:list-item>
            </text:list>
            <text:p text:style-name="P52">El crecimiento de las compañías sumado a los derechos del trabajador hacen que las empresas opten por comprar seguros médicos adicionales a los reglamentarios lo que implica un costo superior al reglamentario.</text:p>
            <text:p text:style-name="P46"/>
            <text:list xml:id="list1130390001418" text:continue-numbering="true" text:style-name="L7">
              <text:list-item>
                <text:list>
                  <text:list-item>
                    <text:p text:style-name="P47"><text:span text:style-name="T19">C</text:span>ostes Excesivos de Garantía</text:p>
                  </text:list-item>
                </text:list>
              </text:list-item>
            </text:list>
            <text:p text:style-name="P52">Los costos generados a una empresa por el reconocimiento de garantías es perjudicial para los estados financieros, esto es algo que se puede mejorar o anular mejorando la calidad del producto lo que reduzca la demanda de reparaciones por garantías. </text:p>
            <text:p text:style-name="P45"/>
            <text:p text:style-name="P48"/>
            <text:list xml:id="list1130858691073" text:continue-list="list1130197227319" text:style-name="L2">
              <text:list-item>
                <text:p text:style-name="P23">10 Pasos de Jhosep Juran Para Mejorar La Calidad</text:p>
              </text:list-item>
            </text:list>
            <text:p text:style-name="P53">Fue un ciudadano estadounidense originario de Rumania fue un experto en <text:span text:style-name="T20">gestión</text:span> de calidad que <text:span text:style-name="T20">estableció</text:span> 10 puntos para el mejoramiento de la calidad, con enfoque a la planificación, control y mejoramiento de la calidad, cada una de las medidas se explican por si mismas nos ayudan a establecer metas <text:span text:style-name="T20">conseguirlas</text:span> capacitar al personal y <text:span text:style-name="T20">reconocer</text:span> su labor en la empresa.</text:p>
            <text:p text:style-name="P53"/>
            <text:list xml:id="list9092238168294408606" text:style-name="L9">
              <text:list-item>
                <text:list>
                  <text:list-item>
                    <text:p text:style-name="P54">Crear conciencia de la necesidad y oportunidad de mejorar</text:p>
                  </text:list-item>
                  <text:list-item>
                    <text:p text:style-name="P54">Establecer metas para el mejoramiento</text:p>
                  </text:list-item>
                  <text:list-item>
                    <text:p text:style-name="P54">Crear planes para para alcanzar los objetivos</text:p>
                  </text:list-item>
                  <text:list-item>
                    <text:p text:style-name="P54">Proporcionar capacitación</text:p>
                  </text:list-item>
                  <text:list-item>
                    <text:p text:style-name="P54">Llevar a cabo proyectos para solventar los problemas</text:p>
                  </text:list-item>
                  <text:list-item>
                    <text:p text:style-name="P54">Informes de progreso</text:p>
                  </text:list-item>
                  <text:list-item>
                    <text:p text:style-name="P54">Dar un reconocimiento para el éxito</text:p>
                  </text:list-item>
                  <text:list-item>
                    <text:p text:style-name="P54">Comunicar los resultados</text:p>
                  </text:list-item>
                  <text:list-item>
                    <text:p text:style-name="P54">Llevar la cuenta</text:p>
                  </text:list-item>
                  <text:list-item>
                    <text:p text:style-name="P54">Mantener el impulso de mejora</text:p>
                  </text:list-item>
                </text:list>
              </text:list-item>
            </text:list>
            <text:p text:style-name="P44"/>
            <text:list xml:id="list1131250614687" text:continue-list="list1130858691073" text:style-name="L2">
              <text:list-item>
                <text:p text:style-name="P23">14 Pasos Para El Mejoramiento De La Calidad De Crosby</text:p>
              </text:list-item>
            </text:list>
            <text:p text:style-name="P55">Phil Crosby fue un empresario estadounidense que aportó a la Teoria Gerencial <text:span text:style-name="T21">y a las practicas de gestión de calidad, uno de sus mejores programas de mejoramiento <text:s/>se lo conoce como DIRFT (“Doing it rigth the first time”) lo cual se traduce como “hacerlo correctamente la primera vez”, este concepto se basa en tres principios:</text:span></text:p>
            <text:p text:style-name="P55"/>
            <text:list xml:id="list7731614335852464746" text:style-name="L10">
              <text:list-item>
                <text:list>
                  <text:list-item>
                    <text:p text:style-name="P56">Definición de la calidad de acuerdo a las necesidades</text:p>
                  </text:list-item>
                  <text:list-item>
                    <text:p text:style-name="P56">Un manejo estándar equivale a cero errores</text:p>
                  </text:list-item>
                  <text:list-item>
                    <text:p text:style-name="P56">la medida de la calidad es el precio de la inconformidad</text:p>
                  </text:list-item>
                </text:list>
              </text:list-item>
            </text:list>
            <text:p text:style-name="P57"/>
            <text:p text:style-name="P57">Curiosamente el primer principio limita la calidad en base a las necesidades siguiere que no sea mejor de lo que es necesario, el segundo punto habla del seguimiento de estándares, los estándares son guías que nos dicen como se deben hacer las cosas, su cumplimiento a cabalidad impide el cometimiento de errores.</text:p>
            <text:p text:style-name="P57">El ultimo punto entra en contraste con el primero ya que si un producto cumple con la calidad necesaria es mas probables que sea de conformidad para el consumidor.</text:p>
            <text:p text:style-name="P57"/>
            <text:p text:style-name="P58">Estos tres principios dan como resultado los siguientes pasos para el mejoramiento de la calidad:</text:p>
            <text:p text:style-name="P58"/>
            <text:list xml:id="list8658328318983914264" text:style-name="L11">
              <text:list-item>
                <text:list>
                  <text:list-item>
                    <text:p text:style-name="P59">Compromiso de la dirección con la política de mejora de la calidad</text:p>
                  </text:list-item>
                  <text:list-item>
                    <text:p text:style-name="P59">Equipos de mejora de calidad formados por representes de cada sección</text:p>
                  </text:list-item>
                  <text:list-item>
                    <text:p text:style-name="P59">Medidas de calidad basados en estudios estadísticos</text:p>
                  </text:list-item>
                  <text:list-item>
                    <text:p text:style-name="P59">El coste de la calidad, es el precio de no hacer bien las cosas a la primera</text:p>
                  </text:list-item>
                  <text:list-item>
                    <text:p text:style-name="P59">Tener conciencia de la calidad y enseñarla a los demás</text:p>
                  </text:list-item>
                  <text:list-item>
                    <text:p text:style-name="P59">Acción correctiva, corregir desviaciones</text:p>
                  </text:list-item>
                  <text:list-item>
                    <text:p text:style-name="P59">Planificación de cero defectos, crear programas de prevención de errores</text:p>
                  </text:list-item>
                  <text:list-item>
                    <text:p text:style-name="P59">Capacitación del supervisor en los programas de mejoramiento</text:p>
                  </text:list-item>
                  <text:list-item>
                    <text:p text:style-name="P59">Día de cero defectos, día de cambio de la organización </text:p>
                  </text:list-item>
                </text:list>
              </text:list-item>
            </text:list>
            <text:p text:style-name="P10"/>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
      <text:p text:style-name="P74">Objetivos</text:p>
      <text:p text:style-name="P73"/>
      <table:table table:name="Table1" table:style-name="Table1">
        <table:table-column table:style-name="Table1.A"/>
        <table:table-column table:style-name="Table1.B"/>
        <table:table-row table:style-name="Table1.1">
          <table:table-cell table:style-name="Table1.A1" office:value-type="string">
            <text:p text:style-name="P72">Fecha:</text:p>
          </table:table-cell>
          <table:table-cell table:style-name="Table1.B1" office:value-type="string">
            <text:p text:style-name="P76"><text:span text:style-name="T51"><text:s/></text:span><text:span text:style-name="T53">17</text:span><text:span text:style-name="T52"> </text:span><text:span text:style-name="T51">de </text:span><text:span text:style-name="T55">Diciembre</text:span><text:span text:style-name="T54"> </text:span><text:span text:style-name="T51">del 2016</text:span></text:p>
          </table:table-cell>
        </table:table-row>
        <table:table-row table:style-name="Table1.1">
          <table:table-cell table:style-name="Table1.A2" office:value-type="string">
            <text:p text:style-name="P75"><text:span text:style-name="T49">Materia</text:span><text:span text:style-name="T48">:</text:span></text:p>
          </table:table-cell>
          <table:table-cell table:style-name="Table1.B2" office:value-type="string">
            <text:p text:style-name="P64">Formulación y Ejecución de Proyectos</text:p>
          </table:table-cell>
        </table:table-row>
        <table:table-row table:style-name="Table1.1">
          <table:table-cell table:style-name="Table1.A2" office:value-type="string">
            <text:p text:style-name="P75"><text:span text:style-name="T49">Instructor</text:span><text:span text:style-name="T48">:</text:span></text:p>
          </table:table-cell>
          <table:table-cell table:style-name="Table1.B2" office:value-type="string">
            <text:p text:style-name="P67">Ignacio <text:span text:style-name="T57">García</text:span></text:p>
          </table:table-cell>
        </table:table-row>
        <table:table-row table:style-name="Table1.1">
          <table:table-cell table:style-name="Table1.A2" office:value-type="string">
            <text:p text:style-name="P75"><text:span text:style-name="T49">Nivel</text:span><text:span text:style-name="T48">:</text:span></text:p>
          </table:table-cell>
          <table:table-cell table:style-name="Table1.B2" office:value-type="string">
            <text:p text:style-name="P65">NAC Paralelo E</text:p>
          </table:table-cell>
        </table:table-row>
        <table:table-row table:style-name="Table1.1">
          <table:table-cell table:style-name="Table1.A2" office:value-type="string">
            <text:p text:style-name="P75"><text:span text:style-name="T50">Integrantes</text:span><text:span text:style-name="T48">:</text:span></text:p>
          </table:table-cell>
          <table:table-cell table:style-name="Table1.B2" office:value-type="string">
            <text:p text:style-name="P12">Eduardo Villota</text:p>
            <text:p text:style-name="P66">Maria<text:span text:style-name="T56"> </text:span>de<text:span text:style-name="T56"> </text:span>los<text:span text:style-name="T56"> Ángeles </text:span>Melo</text:p>
            <text:p text:style-name="P66">Wilson<text:span text:style-name="T56"> </text:span>Quishpe</text:p>
            <text:p text:style-name="P66">Christian Andrade</text:p>
          </table:table-cell>
        </table:table-row>
        <table:table-row table:style-name="Table1.1">
          <table:table-cell table:style-name="Table1.A6" office:value-type="string">
            <text:p text:style-name="P75"><text:span text:style-name="T49">Tema</text:span><text:span text:style-name="T48">:</text:span></text:p>
          </table:table-cell>
          <table:table-cell table:style-name="Table1.B6" office:value-type="string">
            <text:p text:style-name="P68">Establecer <text:span text:style-name="T57">O</text:span>bjetivos General y <text:s/>Específicos</text:p>
          </table:table-cell>
        </table:table-row>
      </table:table>
      <text:p text:style-name="P73"/>
      <text:p text:style-name="P70"/>
      <text:p text:style-name="P140"><text:change text:change-id="ct193245376"/><text:change text:change-id="ct196894208"/><text:change text:change-id="ct192318736"/>Presentación de Proyecto:</text:p>
      <text:p text:style-name="P71"/>
      <text:p text:style-name="P78">Un CMS (Content Manager Sistem) o SGC (Sistema Gestor De Contenidos) es una herramienta que facilita el uso y administración de un sitio web, <text:span text:style-name="T58">de tal forma que el usuario no necesariamente debe conocer técnicas de desarrollo web, así como también no es necesario la contratación de un desarrollador web para la modificación de los contenidos, los SGC no permiten la modificación de la estructura y apariencia del sitio pero facilitan su administración.</text:span></text:p>
      <text:p text:style-name="P90"/>
      <text:p text:style-name="P93">Objetivo General:</text:p>
      <text:p text:style-name="P91">Diseñar un Sistema Gestor de Contenidos CMS (Content System Management) destinado al manejo y administración de la pagina web de la clínica dental Ridental para mejorar el funcionamiento.</text:p>
      <text:p text:style-name="P91"/>
      <text:p text:style-name="P93">Objetivos Específicos:</text:p>
      <text:p text:style-name="P91"/>
      <text:list xml:id="list5006593540060462778" text:style-name="L12">
        <text:list-item>
          <text:p text:style-name="P135">Estructurar la pagina web y sus contenidos</text:p>
        </text:list-item>
        <text:list-item>
          <text:p text:style-name="P135">Establecer políticas de contenidos</text:p>
        </text:list-item>
        <text:list-item>
          <text:p text:style-name="P135">Definir el Funcionamiento de un CMS (sistema gestor de contenidos).</text:p>
        </text:list-item>
        <text:list-item>
          <text:p text:style-name="P135">Creación Manual de Usuario</text:p>
        </text:list-item>
        <text:list-item>
          <text:p text:style-name="P135">Crear diccionario de palabras claves para facilitar la ubicación por buscadores </text:p>
        </text:list-item>
        <text:list-item>
          <text:p text:style-name="P135">Crear una interfaz independiente del contenido y viceversa.</text:p>
        </text:list-item>
        <text:list-item>
          <text:p text:style-name="P135">Implementar una herramienta para el seguimiento del uso de la pagina web </text:p>
        </text:list-item>
        <text:list-item>
          <text:p text:style-name="P135">Implementar formulario de texto enriquecido </text:p>
        </text:list-item>
      </text:list>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Ubuntu" svg:font-family="Ubuntu"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 svg:font-family="F"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EC"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s" fo:country="EC"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color="#00000a" style:font-name="Calibri" fo:font-family="Calibri" style:font-family-generic="roman" style:font-pitch="variable" fo:font-size="11pt" fo:language="es" fo:country="ES" style:font-name-asian="WenQuanYi Micro Hei" style:font-family-asian="'WenQuanYi Micro He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hyphenation-ladder-count="no-limit"/>
      <style:text-properties style:font-name="Calibri" fo:font-family="Calibri" style:font-family-generic="roman" style:font-pitch="variable" style:font-name-asian="DejaVu Sans" style:font-family-asian="'DejaVu Sans'" style:font-family-generic-asian="system" style:font-pitch-asian="variable" style:font-name-complex="Calibri1" style:font-family-complex="Calibri" style:font-family-generic-complex="system" style:font-pitch-complex="variable" fo:hyphenate="false" fo:hyphenation-remain-char-count="2" fo:hyphenation-push-char-count="2"/>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0" fo:widows="0" fo:hyphenation-ladder-count="no-limit" style:vertical-align="baseline" style:writing-mode="lr-tb"/>
      <style:text-properties fo:color="#00000a" style:font-name="Times New Roman" fo:font-family="'Times New Roman'" style:font-family-generic="roman" style:font-pitch="variable" fo:font-size="12pt" fo:language="es" fo:country="EC" style:font-name-asian="DejaVu Sans" style:font-family-asian="'DejaVu Sans'"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name-asian="Calibri1"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text-properties style:font-name-asian="Calibri1" style:font-family-asian="Calibri" style:font-family-generic-asian="system" style:font-pitch-asian="variable"/>
    </style:style>
    <style:style style:name="Foot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text-properties style:font-name-asian="Calibri1" style:font-family-asian="Calibri" style:font-family-generic-asian="system" style:font-pitch-asian="variable"/>
    </style:style>
    <style:style style:name="No_20_Spacing" style:display-name="No Spacing" style:family="paragraph" style:default-outline-level="">
      <style:paragraph-properties fo:margin-top="0in" fo:margin-bottom="0in" loext:contextual-spacing="false" style:line-height-at-least="0.0693in" fo:text-align="start"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font-name-asian="SimSun" style:font-family-asian="SimSun" style:font-family-generic-asian="system" style:font-pitch-asian="variable" style:font-size-asian="12pt" style:language-asian="es" style:country-asian="EC" style:font-name-complex="F" style:font-family-complex="F" style:font-family-generic-complex="system" style:font-pitch-complex="variable" style:font-size-complex="12pt" style:language-complex="hi" style:country-complex="IN" fo:hyphenate="false" fo:hyphenation-remain-char-count="2" fo:hyphenation-push-char-count="2"/>
    </style:style>
    <style:style style:name="List_20_Paragraph" style:display-name="List Paragraph" style:family="paragraph" style:parent-style-name="Standard" style:default-outline-level="">
      <style:paragraph-properties fo:margin-left="0.5in" fo:margin-right="0in" fo:margin-top="0in" fo:margin-bottom="0in" loext:contextual-spacing="true" fo:hyphenation-ladder-count="no-limit" fo:text-indent="0in" style:auto-text-indent="false"/>
      <style:text-properties style:font-name="Calibri" fo:font-family="Calibri" style:font-family-generic="roman" style:font-pitch="variable" style:font-name-asian="DejaVu Sans" style:font-family-asian="'DejaVu Sans'" style:font-family-generic-asian="system" style:font-pitch-asian="variable" style:font-name-complex="Calibri1" style:font-family-complex="Calibri" style:font-family-generic-complex="system" style:font-pitch-complex="variable" fo:hyphenate="false" fo:hyphenation-remain-char-count="2" fo:hyphenation-push-char-count="2"/>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28" style:display-name="ListLabel 28" style:family="text">
      <style:text-properties fo:font-size="10.5pt" style:font-size-asian="10.5pt"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fo:font-size="10.5pt" style:font-size-asian="10.5pt"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fo:font-size="10.5pt" fo:font-weight="normal" style:font-size-asian="10.5pt" style:font-weight-asian="normal"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fo:font-size="10.5pt" style:font-size-asian="10.5pt"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fo:font-size="10.5pt" style:font-size-asian="10.5pt"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size="10.5pt" fo:font-weight="normal" style:font-size-asian="10.5pt" style:font-weight-asian="normal"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fo:font-size="10.5pt" style:font-size-asian="10.5pt"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fo:font-size="10.5pt" style:font-size-asian="10.5pt"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fo:font-size="10.5pt" fo:font-weight="normal" style:font-size-asian="10.5pt" style:font-weight-asian="normal"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Ubuntu" fo:font-weight="normal" officeooo:rsid="007e6cae" officeooo:paragraph-rsid="007e6cae" style:font-weight-asian="normal" style:font-weight-complex="normal"/>
    </style:style>
    <style:style style:name="MP2" style:family="paragraph" style:parent-style-name="Header">
      <style:text-properties style:font-name="Ubuntu" fo:font-weight="normal" style:font-weight-asian="normal" style:font-weight-complex="normal"/>
    </style:style>
    <style:style style:name="MP3" style:family="paragraph" style:parent-style-name="Footer">
      <style:paragraph-properties fo:text-align="end" style:justify-single-word="false"/>
      <style:text-properties officeooo:rsid="0017a464" officeooo:paragraph-rsid="0017a464"/>
    </style:style>
    <style:style style:name="MT1" style:family="text">
      <style:text-properties fo:color="#808080" fo:font-size="14pt" officeooo:rsid="0014739e" style:font-size-asian="14pt" style:font-name-complex="Times New Roman1" style:font-size-complex="14pt"/>
    </style:style>
    <style:style style:name="MT2" style:family="text">
      <style:text-properties fo:color="#808080" fo:font-size="14pt" style:font-size-asian="14pt" style:font-name-complex="Times New Roman1" style:font-size-complex="14pt"/>
    </style:style>
    <style:style style:name="MT3" style:family="text">
      <style:text-properties fo:color="#808080" fo:font-size="9pt" style:font-size-asian="9pt" style:font-name-complex="Times New Roman1" style:font-size-complex="9pt"/>
    </style:style>
    <style:style style:name="MT4" style:family="text">
      <style:text-properties fo:color="#808080" fo:font-size="9pt" officeooo:rsid="0014739e" style:font-size-asian="9pt" style:font-name-complex="Times New Roman1" style:font-size-complex="9pt"/>
    </style:style>
    <style:style style:name="MT5" style:family="text">
      <style:text-properties fo:font-size="10pt" style:font-size-asian="10pt" style:font-size-complex="9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header-footer-properties fo:min-height="0.2902in" fo:margin-left="0in" fo:margin-right="0in" fo:margin-top="0.25in" fo:border-top="none" fo:border-bottom="0.06pt solid #6666ff" fo:border-left="none" fo:border-right="none" fo:padding="0.0201in" style:shadow="none" fo:background-color="transparent" style:dynamic-spacing="true" draw:fill="none" draw:fill-color="#729fcf" draw:fill-image-width="0in" draw:fill-image-height="0in"/>
      </style:footer-style>
    </style:page-layout>
  </office:automatic-styles>
  <office:master-styles>
    <style:master-page style:name="Standard" style:page-layout-name="Mpm1">
      <style:header>
        <text:p text:style-name="MP1"><draw:frame draw:style-name="Mfr1" draw:name="Image1" text:anchor-type="paragraph" svg:x="-0.0772in" svg:y="-0.2575in" svg:width="1.8929in" svg:height="0.5583in" draw:z-index="0"><draw:image xlink:href="Pictures/100002010000014800000062BD5539B568D801C5.png" xlink:type="simple" xlink:show="embed" xlink:actuate="onLoad"/></draw:frame><text:span text:style-name="MT1">G</text:span><text:span text:style-name="MT2">RUPO 1 CREACIÓN DE UN SGC</text:span></text:p>
        <text:p text:style-name="MP2"><text:span text:style-name="MT3"><text:s text:c="149"/><text:tab/></text:span><text:span text:style-name="MT4">eduardouio7</text:span><text:span text:style-name="MT3">@</text:span><text:span text:style-name="MT4">gmail.com</text:span></text:p>
      </style:header>
      <style:footer>
        <text:p text:style-name="MP3"><text:span text:style-name="MT5">Página </text:span><text:span text:style-name="MT5"><text:page-number text:select-page="current">1</text:page-number></text:span><text:span text:style-name="MT5"> de </text:span><text:span text:style-name="MT5"><text:page-count>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9T17:27:00</meta:creation-date>
    <meta:initial-creator>eduardo</meta:initial-creator>
    <dc:language>es-EC</dc:language>
    <meta:print-date>2016-07-28T17:03:37</meta:print-date>
    <dc:date>2016-12-27T00:11:28.903005883</dc:date>
    <meta:editing-cycles>78</meta:editing-cycles>
    <meta:editing-duration>PT12H19M24S</meta:editing-duration>
    <meta:generator>LibreOffice/5.1.4.2$Linux_X86_64 LibreOffice_project/10m0$Build-2</meta:generator>
    <meta:document-statistic meta:table-count="1" meta:image-count="2" meta:object-count="0" meta:page-count="1" meta:paragraph-count="32" meta:word-count="226" meta:character-count="1613" meta:non-whitespace-character-count="1272"/>
    <meta:user-defined meta:name="AppVersion">14.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